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4.0598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4.2102in"/>
    </style:style>
    <style:style style:name="co12" style:family="table-column">
      <style:table-column-properties fo:break-before="auto" style:column-width="1.0681in"/>
    </style:style>
    <style:style style:name="co13" style:family="table-column">
      <style:table-column-properties fo:break-before="auto" style:column-width="3.5862in"/>
    </style:style>
    <style:style style:name="co14" style:family="table-column">
      <style:table-column-properties fo:break-before="auto" style:column-width="0.5409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olossus055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3]*[.D3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7">
            <text:p>27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37">
            <text:p>37</text:p>
          </table:table-cell>
          <table:table-cell table:formula="oooc:=[.B6]-[.B5]"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ooc:=[.C5]*[.D5]" office:value-type="float" office:value="94">
            <text:p>9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31">
            <text:p>131</text:p>
          </table:table-cell>
          <table:table-cell table:formula="oooc:=[.B7]-[.B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]*[.D6]" office:value-type="float" office:value="2">
            <text:p>2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33">
            <text:p>133</text:p>
          </table:table-cell>
          <table:table-cell table:formula="oooc:=[.B8]-[.B7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C7]*[.D7]" office:value-type="float" office:value="37">
            <text:p>37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70">
            <text:p>170</text:p>
          </table:table-cell>
          <table:table-cell table:formula="oooc:=[.B9]-[.B8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]*[.D8]" office:value-type="float" office:value="11">
            <text:p>11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181">
            <text:p>181</text:p>
          </table:table-cell>
          <table:table-cell table:formula="oooc:=[.B10]-[.B9]" office:value-type="float" office:value="30">
            <text:p>30</text:p>
          </table:table-cell>
          <table:table-cell/>
          <table:table-cell table:formula="oooc:=[.C9]*[.D9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11">
            <text:p>211</text:p>
          </table:table-cell>
          <table:table-cell table:formula="oooc:=[.B11]-[.B10]" office:value-type="float" office:value="11">
            <text:p>11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XTMARK.s </text:p>
          </table:table-cell>
          <table:table-cell office:value-type="float" office:value="222">
            <text:p>222</text:p>
          </table:table-cell>
          <table:table-cell table:formula="oooc:=[.B12]-[.B11]" office:value-type="float" office:value="14">
            <text:p>14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36">
            <text:p>236</text:p>
          </table:table-cell>
          <table:table-cell table:formula="oooc:=[.B13]-[.B12]" office:value-type="float" office:value="32">
            <text:p>32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268">
            <text:p>268</text:p>
          </table:table-cell>
          <table:table-cell table:formula="oooc:=[.B14]-[.B13]" office:value-type="float" office:value="17">
            <text:p>17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CSM_GEOMETRY.s</text:p>
          </table:table-cell>
          <table:table-cell office:value-type="float" office:value="285">
            <text:p>285</text:p>
          </table:table-cell>
          <table:table-cell table:formula="oooc:=[.B15]-[.B1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14]*[.D1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297">
            <text:p>297</text:p>
          </table:table-cell>
          <table:table-cell table:formula="oooc:=[.B16]-[.B1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15]*[.D15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07">
            <text:p>307</text:p>
          </table:table-cell>
          <table:table-cell table:formula="oooc:=[.B17]-[.B16]"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ooc:=[.C16]*[.D16]" office:value-type="float" office:value="83">
            <text:p>8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0_62.s</text:p>
          </table:table-cell>
          <table:table-cell office:value-type="float" office:value="390">
            <text:p>390</text:p>
          </table:table-cell>
          <table:table-cell table:formula="oooc:=[.B18]-[.B1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17]*[.D1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NGLFIND.s</text:p>
          </table:table-cell>
          <table:table-cell office:value-type="float" office:value="399">
            <text:p>399</text:p>
          </table:table-cell>
          <table:table-cell table:formula="oooc:=[.B19]-[.B18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18]*[.D18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412">
            <text:p>412</text:p>
          </table:table-cell>
          <table:table-cell table:formula="oooc:=[.B20]-[.B1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19]*[.D1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414">
            <text:p>414</text:p>
          </table:table-cell>
          <table:table-cell table:formula="oooc:=[.B21]-[.B20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0]*[.D20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420">
            <text:p>420</text:p>
          </table:table-cell>
          <table:table-cell table:formula="oooc:=[.B22]-[.B2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1]*[.D21]" office:value-type="float" office:value="3">
            <text:p>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IMU_CALIBRATION_AND_ALIGNMENT.s</text:p>
          </table:table-cell>
          <table:table-cell office:value-type="float" office:value="423">
            <text:p>423</text:p>
          </table:table-cell>
          <table:table-cell table:formula="oooc:=[.B23]-[.B22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22]*[.D22]" office:value-type="float" office:value="33">
            <text:p>3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456">
            <text:p>456</text:p>
          </table:table-cell>
          <table:table-cell table:formula="oooc:=[.B24]-[.B2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3]*[.D23]" office:value-type="float" office:value="4">
            <text:p>4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P34-35_P74-75.s</text:p>
          </table:table-cell>
          <table:table-cell office:value-type="float" office:value="460">
            <text:p>460</text:p>
          </table:table-cell>
          <table:table-cell table:formula="oooc:=[.B25]-[.B24]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ooc:=[.C24]*[.D24]" office:value-type="float" office:value="45">
            <text:p>45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R31.s</text:p>
          </table:table-cell>
          <table:table-cell office:value-type="float" office:value="505">
            <text:p>505</text:p>
          </table:table-cell>
          <table:table-cell table:formula="oooc:=[.B26]-[.B25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5]*[.D25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P76.s</text:p>
          </table:table-cell>
          <table:table-cell office:value-type="float" office:value="511">
            <text:p>511</text:p>
          </table:table-cell>
          <table:table-cell table:formula="oooc:=[.B27]-[.B26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6]*[.D26]" office:value-type="float" office:value="3">
            <text:p>3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R30.s</text:p>
          </table:table-cell>
          <table:table-cell office:value-type="float" office:value="514">
            <text:p>514</text:p>
          </table:table-cell>
          <table:table-cell table:formula="oooc:=[.B28]-[.B2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27]*[.D27]" office:value-type="float" office:value="11">
            <text:p>11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STABLE_ORBIT.s</text:p>
          </table:table-cell>
          <table:table-cell office:value-type="float" office:value="525">
            <text:p>525</text:p>
          </table:table-cell>
          <table:table-cell table:formula="oooc:=[.B29]-[.B28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8]*[.D28]" office:value-type="float" office:value="8">
            <text:p>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P11.s</text:p>
          </table:table-cell>
          <table:table-cell office:value-type="float" office:value="533">
            <text:p>533</text:p>
          </table:table-cell>
          <table:table-cell table:formula="oooc:=[.B30]-[.B2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29]*[.D29]" office:value-type="float" office:value="18">
            <text:p>1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TPI_SEARCH.s</text:p>
          </table:table-cell>
          <table:table-cell office:value-type="float" office:value="551">
            <text:p>551</text:p>
          </table:table-cell>
          <table:table-cell table:formula="oooc:=[.B31]-[.B30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30]*[.D30]" office:value-type="float" office:value="11">
            <text:p>11</text:p>
          </table:table-cell>
          <table:table-cell office:value-type="string">
            <text:p>Ron Burkey</text:p>
          </table:table-cell>
          <table:table-cell table:style-name="ce3"/>
          <table:table-cell table:number-columns-repeated="249"/>
        </table:table-row>
        <table:table-row table:style-name="ro1">
          <table:table-cell office:value-type="string">
            <text:p>P20-P25.s</text:p>
          </table:table-cell>
          <table:table-cell office:value-type="float" office:value="562">
            <text:p>562</text:p>
          </table:table-cell>
          <table:table-cell table:formula="oooc:=[.B32]-[.B31]"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ooc:=[.C31]*[.D31]" office:value-type="float" office:value="73">
            <text:p>7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0-P37.s</text:p>
          </table:table-cell>
          <table:table-cell office:value-type="float" office:value="635">
            <text:p>635</text:p>
          </table:table-cell>
          <table:table-cell table:formula="oooc:=[.B33]-[.B32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32]*[.D32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3_P72-P73.s</text:p>
          </table:table-cell>
          <table:table-cell office:value-type="float" office:value="649">
            <text:p>649</text:p>
          </table:table-cell>
          <table:table-cell table:formula="oooc:=[.B34]-[.B33]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ooc:=[.C33]*[.D33]" office:value-type="float" office:value="35">
            <text:p>3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40-P47.s</text:p>
          </table:table-cell>
          <table:table-cell office:value-type="float" office:value="684">
            <text:p>684</text:p>
          </table:table-cell>
          <table:table-cell table:formula="oooc:=[.B35]-[.B34]"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ooc:=[.C34]*[.D34]" office:value-type="float" office:value="53">
            <text:p>5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51-P53.s</text:p>
          </table:table-cell>
          <table:table-cell office:value-type="float" office:value="737">
            <text:p>737</text:p>
          </table:table-cell>
          <table:table-cell table:formula="oooc:=[.B36]-[.B35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C35]*[.D35]" office:value-type="float" office:value="48">
            <text:p>4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785">
            <text:p>785</text:p>
          </table:table-cell>
          <table:table-cell table:formula="oooc:=[.B37]-[.B3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6]*[.D36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61-P67.s</text:p>
          </table:table-cell>
          <table:table-cell office:value-type="float" office:value="789">
            <text:p>789</text:p>
          </table:table-cell>
          <table:table-cell table:formula="oooc:=[.B38]-[.B3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37]*[.D3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R207.s</text:p>
          </table:table-cell>
          <table:table-cell office:value-type="float" office:value="819">
            <text:p>819</text:p>
          </table:table-cell>
          <table:table-cell table:formula="oooc:=[.B39]-[.B38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38]*[.D38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NTRY_LEXICON.s</text:p>
          </table:table-cell>
          <table:table-cell office:value-type="float" office:value="837">
            <text:p>837</text:p>
          </table:table-cell>
          <table:table-cell table:formula="oooc:=[.B40]-[.B39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39]*[.D39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EENTRY_CONTROL.s</text:p>
          </table:table-cell>
          <table:table-cell office:value-type="float" office:value="844">
            <text:p>844</text:p>
          </table:table-cell>
          <table:table-cell table:formula="oooc:=[.B41]-[.B40]"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ooc:=[.C40]*[.D40]" office:value-type="float" office:value="39">
            <text:p>3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BODY_ATTITUDE.s</text:p>
          </table:table-cell>
          <table:table-cell office:value-type="float" office:value="883">
            <text:p>883</text:p>
          </table:table-cell>
          <table:table-cell table:formula="oooc:=[.B42]-[.B41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41]*[.D41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7_P70.s</text:p>
          </table:table-cell>
          <table:table-cell office:value-type="float" office:value="890">
            <text:p>890</text:p>
          </table:table-cell>
          <table:table-cell table:formula="oooc:=[.B43]-[.B42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C42]*[.D42]" office:value-type="float" office:value="44">
            <text:p>44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S-BAND_ANTENNA_FOR_CM.s</text:p>
          </table:table-cell>
          <table:table-cell office:value-type="float" office:value="934">
            <text:p>934</text:p>
          </table:table-cell>
          <table:table-cell table:formula="oooc:=[.B44]-[.B4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43]*[.D43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LUNAR_LANDMARK_SELECTION_FOR_CM.s</text:p>
          </table:table-cell>
          <table:table-cell office:value-type="float" office:value="936">
            <text:p>936</text:p>
          </table:table-cell>
          <table:table-cell table:formula="oooc:=[.B45]-[.B4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44]*[.D44]" office:value-type="float" office:value="1">
            <text:p>1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INITIALIZE.s</text:p>
          </table:table-cell>
          <table:table-cell office:value-type="float" office:value="937">
            <text:p>937</text:p>
          </table:table-cell>
          <table:table-cell table:formula="oooc:=[.B46]-[.B4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45]*[.D45]" office:value-type="float" office:value="8">
            <text:p>8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EXECUTIVE.s</text:p>
          </table:table-cell>
          <table:table-cell office:value-type="float" office:value="945">
            <text:p>945</text:p>
          </table:table-cell>
          <table:table-cell table:formula="oooc:=[.B47]-[.B46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46]*[.D46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MASSPROP.s</text:p>
          </table:table-cell>
          <table:table-cell office:value-type="float" office:value="951">
            <text:p>951</text:p>
          </table:table-cell>
          <table:table-cell table:formula="oooc:=[.B48]-[.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7]*[.D47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ESTARTS.s</text:p>
          </table:table-cell>
          <table:table-cell office:value-type="float" office:value="956">
            <text:p>956</text:p>
          </table:table-cell>
          <table:table-cell table:formula="oooc:=[.B49]-[.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8]*[.D48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DAPS.s</text:p>
          </table:table-cell>
          <table:table-cell office:value-type="float" office:value="961">
            <text:p>961</text:p>
          </table:table-cell>
          <table:table-cell table:formula="oooc:=[.B50]-[.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49]*[.D49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STROKETEST.s</text:p>
          </table:table-cell>
          <table:table-cell office:value-type="float" office:value="979">
            <text:p>979</text:p>
          </table:table-cell>
          <table:table-cell table:formula="oooc:=[.B51]-[.B5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50]*[.D50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OLLDAP.s</text:p>
          </table:table-cell>
          <table:table-cell office:value-type="float" office:value="984">
            <text:p>984</text:p>
          </table:table-cell>
          <table:table-cell table:formula="oooc:=[.B52]-[.B51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51]*[.D51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YSUBS.s</text:p>
          </table:table-cell>
          <table:table-cell office:value-type="float" office:value="999">
            <text:p>999</text:p>
          </table:table-cell>
          <table:table-cell table:formula="oooc:=[.B53]-[.B52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52]*[.D52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IGITAL_AUTOPILOT.s</text:p>
          </table:table-cell>
          <table:table-cell office:value-type="float" office:value="1002">
            <text:p>1002</text:p>
          </table:table-cell>
          <table:table-cell table:formula="oooc:=[.B54]-[.B53]"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ooc:=[.C53]*[.D53]" office:value-type="float" office:value="23">
            <text:p>2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UTOMATIC_MANEUVERS.s</text:p>
          </table:table-cell>
          <table:table-cell office:value-type="float" office:value="1025">
            <text:p>1025</text:p>
          </table:table-cell>
          <table:table-cell table:formula="oooc:=[.B55]-[.B5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54]*[.D5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AP_EXECUTIVE_PROGRAMS.s</text:p>
          </table:table-cell>
          <table:table-cell office:value-type="float" office:value="1037">
            <text:p>1037</text:p>
          </table:table-cell>
          <table:table-cell table:formula="oooc:=[.B56]-[.B55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55]*[.D55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JET_SELECTION_LOGIC.s</text:p>
          </table:table-cell>
          <table:table-cell office:value-type="float" office:value="1039">
            <text:p>1039</text:p>
          </table:table-cell>
          <table:table-cell table:formula="oooc:=[.B57]-[.B56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C56]*[.D56]" office:value-type="float" office:value="24">
            <text:p>2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ENTRY_DIGITAL_AUTOPILOT.s</text:p>
          </table:table-cell>
          <table:table-cell office:value-type="float" office:value="1063">
            <text:p>1063</text:p>
          </table:table-cell>
          <table:table-cell table:formula="oooc:=[.B58]-[.B5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57]*[.D5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OWN-TELEMETRY_PROGRAM.s</text:p>
          </table:table-cell>
          <table:table-cell office:value-type="float" office:value="1093">
            <text:p>1093</text:p>
          </table:table-cell>
          <table:table-cell table:formula="oooc:=[.B59]-[.B5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58]*[.D5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1103">
            <text:p>1103</text:p>
          </table:table-cell>
          <table:table-cell table:formula="oooc:=[.B60]-[.B59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59]*[.D59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ER.s</text:p>
          </table:table-cell>
          <table:table-cell office:value-type="float" office:value="1107">
            <text:p>1107</text:p>
          </table:table-cell>
          <table:table-cell table:formula="oooc:=[.B61]-[.B60]"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ooc:=[.C60]*[.D60]" office:value-type="float" office:value="93">
            <text:p>9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200">
            <text:p>1200</text:p>
          </table:table-cell>
          <table:table-cell table:formula="oooc:=[.B62]-[.B6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61]*[.D61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IVE_CONSTANTS.s</text:p>
          </table:table-cell>
          <table:table-cell office:value-type="float" office:value="1205">
            <text:p>1205</text:p>
          </table:table-cell>
          <table:table-cell table:formula="oooc:=[.B63]-[.B62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2]*[.D62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207">
            <text:p>1207</text:p>
          </table:table-cell>
          <table:table-cell table:formula="oooc:=[.B64]-[.B6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63]*[.D6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XECUTIVE.s</text:p>
          </table:table-cell>
          <table:table-cell office:value-type="float" office:value="1208">
            <text:p>1208</text:p>
          </table:table-cell>
          <table:table-cell table:formula="oooc:=[.B65]-[.B64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64]*[.D64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WAITLIST.s</text:p>
          </table:table-cell>
          <table:table-cell office:value-type="float" office:value="1221">
            <text:p>1221</text:p>
          </table:table-cell>
          <table:table-cell table:formula="oooc:=[.B66]-[.B65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65]*[.D65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236">
            <text:p>1236</text:p>
          </table:table-cell>
          <table:table-cell table:formula="oooc:=[.B67]-[.B6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6]*[.D66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243">
            <text:p>1243</text:p>
          </table:table-cell>
          <table:table-cell table:formula="oooc:=[.B68]-[.B6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67]*[.D6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252">
            <text:p>1252</text:p>
          </table:table-cell>
          <table:table-cell table:formula="oooc:=[.B69]-[.B6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68]*[.D6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262">
            <text:p>1262</text:p>
          </table:table-cell>
          <table:table-cell table:formula="oooc:=[.B70]-[.B69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C69]*[.D69]" office:value-type="float" office:value="47">
            <text:p>4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309">
            <text:p>1309</text:p>
          </table:table-cell>
          <table:table-cell table:formula="oooc:=[.B71]-[.B70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70]*[.D70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334">
            <text:p>1334</text:p>
          </table:table-cell>
          <table:table-cell table:formula="oooc:=[.B72]-[.B71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C71]*[.D71]" office:value-type="float" office:value="21">
            <text:p>2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355">
            <text:p>1355</text:p>
          </table:table-cell>
          <table:table-cell table:formula="oooc:=[.B73]-[.B7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2]*[.D72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365">
            <text:p>1365</text:p>
          </table:table-cell>
          <table:table-cell table:formula="oooc:=[.B74]-[.B7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73]*[.D73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373">
            <text:p>1373</text:p>
          </table:table-cell>
          <table:table-cell table:formula="oooc:=[.B75]-[.B74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74]*[.D74]" office:value-type="float" office:value="16">
            <text:p>16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TAR_TABLES.s</text:p>
          </table:table-cell>
          <table:table-cell office:value-type="float" office:value="1389">
            <text:p>1389</text:p>
          </table:table-cell>
          <table:table-cell table:formula="oooc:=[.B76]-[.B7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75]*[.D75]" office:value-type="float" office:value="5">
            <text:p>5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AGC_BLOCK_TWO_SELF-CHECK.s</text:p>
          </table:table-cell>
          <table:table-cell office:value-type="float" office:value="1394">
            <text:p>1394</text:p>
          </table:table-cell>
          <table:table-cell table:formula="oooc:=[.B77]-[.B76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6]*[.D76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404">
            <text:p>1404</text:p>
          </table:table-cell>
          <table:table-cell table:formula="oooc:=[.B78]-[.B7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7]*[.D7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414">
            <text:p>1414</text:p>
          </table:table-cell>
          <table:table-cell table:formula="oooc:=[.B79]-[.B78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78]*[.D78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420">
            <text:p>1420</text:p>
          </table:table-cell>
          <table:table-cell table:formula="oooc:=[.B80]-[.B79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9]*[.D79]" office:value-type="float" office:value="29">
            <text:p>29</text:p>
          </table:table-cell>
          <table:table-cell office:value-type="string">
            <text:p>Sergio Navarro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449">
            <text:p>1449</text:p>
          </table:table-cell>
          <table:table-cell table:formula="oooc:=[.B81]-[.B80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80]*[.D80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452">
            <text:p>1452</text:p>
          </table:table-cell>
          <table:table-cell table:formula="oooc:=[.B82]-[.B81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81]*[.D81]" office:value-type="float" office:value="33">
            <text:p>3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485">
            <text:p>1485</text:p>
          </table:table-cell>
          <table:table-cell table:formula="oooc:=[.B83]-[.B8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82]*[.D82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493">
            <text:p>1493</text:p>
          </table:table-cell>
          <table:table-cell table:formula="oooc:=[.B84]-[.B8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83]*[.D8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497">
            <text:p>1497</text:p>
          </table:table-cell>
          <table:table-cell table:formula="oooc:=[.B85]-[.B84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4]*[.D84]" office:value-type="float" office:value="11">
            <text:p>1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T8_OP_CODES.s</text:p>
          </table:table-cell>
          <table:table-cell office:value-type="float" office:value="1508">
            <text:p>1508</text:p>
          </table:table-cell>
          <table:table-cell table:formula="oooc:=[.B86]-[.B85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85]*[.D85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otal</text:p>
          </table:table-cell>
          <table:table-cell office:value-type="float" office:value="1517">
            <text:p>1517</text:p>
          </table:table-cell>
          <table:table-cell table:formula="oooc:=SUM([.C2:.C85])" office:value-type="float" office:value="1516">
            <text:p>1516</text:p>
          </table:table-cell>
          <table:table-cell table:formula="oooc:=SUM([.D2:.D85])" office:value-type="float" office:value="79">
            <text:p>79</text:p>
          </table:table-cell>
          <table:table-cell table:formula="oooc:=SUM([.E2:.E85])" office:value-type="float" office:value="1412">
            <text:p>1412</text:p>
          </table:table-cell>
          <table:table-cell table:number-columns-repeated="251"/>
        </table:table-row>
        <table:table-row table:style-name="ro1" table:number-rows-repeated="654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uminary099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C3]*[.D3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8">
            <text:p>28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CONTROLLED_CONSTANTS.s</text:p>
          </table:table-cell>
          <table:table-cell office:value-type="float" office:value="38">
            <text:p>38</text:p>
          </table:table-cell>
          <table:table-cell table:formula="oooc:=[.B6]-[.B5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5]*[.D5]" office:value-type="float" office:value="16">
            <text:p>1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INPUT_OUTPUT_CHANNEL_BIT_DESCRIPTIONS.s</text:p>
          </table:table-cell>
          <table:table-cell office:value-type="float" office:value="54">
            <text:p>54</text:p>
          </table:table-cell>
          <table:table-cell table:formula="oooc:=[.B7]-[.B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]*[.D6]" office:value-type="float" office:value="7">
            <text:p>7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LAGWORD_ASSIGNMENTS.s</text:p>
          </table:table-cell>
          <table:table-cell office:value-type="float" office:value="61">
            <text:p>61</text:p>
          </table:table-cell>
          <table:table-cell table:formula="oooc:=[.$B8]-[.$B7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]*[.D7]" office:value-type="float" office:value="29">
            <text:p>29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90">
            <text:p>90</text:p>
          </table:table-cell>
          <table:table-cell table:formula="oooc:=[.B9]-[.B8]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ooc:=[.C8]*[.D8]" office:value-type="float" office:value="63">
            <text:p>63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53">
            <text:p>153</text:p>
          </table:table-cell>
          <table:table-cell table:formula="oooc:=[.B10]-[.B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9]*[.D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55">
            <text:p>155</text:p>
          </table:table-cell>
          <table:table-cell table:formula="oooc:=[.B11]-[.B10]" office:value-type="float" office:value="35">
            <text:p>35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CS_FAILURE_MONITOR.s</text:p>
          </table:table-cell>
          <table:table-cell office:value-type="float" office:value="190">
            <text:p>190</text:p>
          </table:table-cell>
          <table:table-cell table:formula="oooc:=[.B12]-[.B11]" office:value-type="float" office:value="3">
            <text:p>3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93">
            <text:p>193</text:p>
          </table:table-cell>
          <table:table-cell table:formula="oooc:=[.B13]-[.B12]" office:value-type="float" office:value="13">
            <text:p>13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AGS_INITIALIZATION.s</text:p>
          </table:table-cell>
          <table:table-cell office:value-type="float" office:value="206">
            <text:p>206</text:p>
          </table:table-cell>
          <table:table-cell table:formula="oooc:=[.B14]-[.B13]" office:value-type="float" office:value="5">
            <text:p>5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211">
            <text:p>211</text:p>
          </table:table-cell>
          <table:table-cell table:formula="oooc:=[.B15]-[.B14]" office:value-type="float" office:value="27">
            <text:p>27</text:p>
          </table:table-cell>
          <table:table-cell/>
          <table:table-cell table:formula="oooc:=[.C14]*[.D14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38">
            <text:p>238</text:p>
          </table:table-cell>
          <table:table-cell table:formula="oooc:=[.B16]-[.B15]" office:value-type="float" office:value="6">
            <text:p>6</text:p>
          </table:table-cell>
          <table:table-cell/>
          <table:table-cell table:formula="oooc:=[.C15]*[.D15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AOTMARK.s</text:p>
          </table:table-cell>
          <table:table-cell office:value-type="float" office:value="244">
            <text:p>244</text:p>
          </table:table-cell>
          <table:table-cell table:formula="oooc:=[.B17]-[.B16]" office:value-type="float" office:value="18">
            <text:p>18</text:p>
          </table:table-cell>
          <table:table-cell/>
          <table:table-cell table:formula="oooc:=[.C16]*[.D16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62">
            <text:p>262</text:p>
          </table:table-cell>
          <table:table-cell table:formula="oooc:=[.B18]-[.B17]" office:value-type="float" office:value="39">
            <text:p>39</text:p>
          </table:table-cell>
          <table:table-cell/>
          <table:table-cell table:formula="oooc:=[.C17]*[.D17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301">
            <text:p>301</text:p>
          </table:table-cell>
          <table:table-cell table:formula="oooc:=[.B19]-[.B18]" office:value-type="float" office:value="19">
            <text:p>19</text:p>
          </table:table-cell>
          <table:table-cell/>
          <table:table-cell table:formula="oooc:=[.C18]*[.D18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LEM_GEOMETRY.s</text:p>
          </table:table-cell>
          <table:table-cell office:value-type="float" office:value="320">
            <text:p>320</text:p>
          </table:table-cell>
          <table:table-cell table:formula="oooc:=[.B20]-[.B19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19]*[.D19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326">
            <text:p>326</text:p>
          </table:table-cell>
          <table:table-cell table:formula="oooc:=[.B21]-[.B20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20]*[.D20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3.s</text:p>
          </table:table-cell>
          <table:table-cell office:value-type="float" office:value="338">
            <text:p>338</text:p>
          </table:table-cell>
          <table:table-cell table:formula="oooc:=[.B22]-[.B21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1]*[.D21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TTITUDE_MANEUVER_ROUTINE.s</text:p>
          </table:table-cell>
          <table:table-cell office:value-type="float" office:value="342">
            <text:p>342</text:p>
          </table:table-cell>
          <table:table-cell table:formula="oooc:=[.B23]-[.B22]"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ooc:=[.C22]*[.D22]" office:value-type="float" office:value="22">
            <text:p>2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364">
            <text:p>364</text:p>
          </table:table-cell>
          <table:table-cell table:formula="oooc:=[.B24]-[.B2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3]*[.D2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365">
            <text:p>365</text:p>
          </table:table-cell>
          <table:table-cell table:formula="oooc:=[.B25]-[.B2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24]*[.D24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370">
            <text:p>370</text:p>
          </table:table-cell>
          <table:table-cell table:formula="oooc:=[.B26]-[.B25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5]*[.D25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_2.s</text:p>
          </table:table-cell>
          <table:table-cell office:value-type="float" office:value="373">
            <text:p>373</text:p>
          </table:table-cell>
          <table:table-cell table:formula="oooc:=[.B27]-[.B2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26]*[.D26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S_4.s</text:p>
          </table:table-cell>
          <table:table-cell office:value-type="float" office:value="382">
            <text:p>382</text:p>
          </table:table-cell>
          <table:table-cell table:formula="oooc:=[.B28]-[.B27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7]*[.D27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90">
            <text:p>390</text:p>
          </table:table-cell>
          <table:table-cell table:formula="oooc:=[.B29]-[.B28]" office:value-type="float" office:value="82">
            <text:p>82</text:p>
          </table:table-cell>
          <table:table-cell/>
          <table:table-cell table:formula="oooc:=[.C28]*[.D28]" office:value-type="float" office:value="0">
            <text:p>0</text:p>
          </table:table-cell>
          <table:table-cell office:value-type="string">
            <text:p>Jim Lawton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R60_62.s</text:p>
          </table:table-cell>
          <table:table-cell office:value-type="float" office:value="472">
            <text:p>472</text:p>
          </table:table-cell>
          <table:table-cell table:formula="oooc:=[.B30]-[.B29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29]*[.D29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-BAND_ANTENNA_FOR_LM.s</text:p>
          </table:table-cell>
          <table:table-cell office:value-type="float" office:value="486">
            <text:p>486</text:p>
          </table:table-cell>
          <table:table-cell table:formula="oooc:=[.B31]-[.B3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0]*[.D30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ADAR_LEADIN_ROUTINES.s</text:p>
          </table:table-cell>
          <table:table-cell office:value-type="float" office:value="490">
            <text:p>490</text:p>
          </table:table-cell>
          <table:table-cell table:formula="oooc:=[.B32]-[.B3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31]*[.D31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20-P25.s</text:p>
          </table:table-cell>
          <table:table-cell office:value-type="float" office:value="492">
            <text:p>492</text:p>
          </table:table-cell>
          <table:table-cell table:formula="oooc:=[.B33]-[.B32]" office:value-type="float" office:value="122">
            <text:p>122</text:p>
          </table:table-cell>
          <table:table-cell/>
          <table:table-cell table:formula="oooc:=[.C32]*[.D32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5-15">
            <text:p>05/15/09</text:p>
          </table:table-cell>
          <table:table-cell table:number-columns-repeated="249"/>
        </table:table-row>
        <table:table-row table:style-name="ro1">
          <table:table-cell office:value-type="string">
            <text:p>P30_P37.s</text:p>
          </table:table-cell>
          <table:table-cell office:value-type="float" office:value="614">
            <text:p>614</text:p>
          </table:table-cell>
          <table:table-cell table:formula="oooc:=[.B34]-[.B3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3]*[.D3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5_P72-P75.s</text:p>
          </table:table-cell>
          <table:table-cell office:value-type="float" office:value="618">
            <text:p>618</text:p>
          </table:table-cell>
          <table:table-cell table:formula="oooc:=[.B35]-[.B34]" office:value-type="float" office:value="33">
            <text:p>33</text:p>
          </table:table-cell>
          <table:table-cell/>
          <table:table-cell table:formula="oooc:=[.C34]*[.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MBERT_AIMPOINT_GUIDANCE.s</text:p>
          </table:table-cell>
          <table:table-cell office:value-type="float" office:value="651">
            <text:p>651</text:p>
          </table:table-cell>
          <table:table-cell table:formula="oooc:=[.B36]-[.B35]" office:value-type="float" office:value="3">
            <text:p>3</text:p>
          </table:table-cell>
          <table:table-cell/>
          <table:table-cell table:formula="oooc:=[.C35]*[.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654">
            <text:p>654</text:p>
          </table:table-cell>
          <table:table-cell table:formula="oooc:=[.B37]-[.B36]" office:value-type="float" office:value="4">
            <text:p>4</text:p>
          </table:table-cell>
          <table:table-cell/>
          <table:table-cell table:formula="oooc:=[.C36]*[.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34-35_P74-75.s</text:p>
          </table:table-cell>
          <table:table-cell office:value-type="float" office:value="658">
            <text:p>658</text:p>
          </table:table-cell>
          <table:table-cell table:formula="oooc:=[.B38]-[.B37]" office:value-type="float" office:value="45">
            <text:p>45</text:p>
          </table:table-cell>
          <table:table-cell/>
          <table:table-cell table:formula="oooc:=[.C37]*[.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1.s</text:p>
          </table:table-cell>
          <table:table-cell office:value-type="float" office:value="703">
            <text:p>703</text:p>
          </table:table-cell>
          <table:table-cell table:formula="oooc:=[.B39]-[.B38]" office:value-type="float" office:value="6">
            <text:p>6</text:p>
          </table:table-cell>
          <table:table-cell/>
          <table:table-cell table:formula="oooc:=[.C38]*[.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6.s</text:p>
          </table:table-cell>
          <table:table-cell office:value-type="float" office:value="709">
            <text:p>709</text:p>
          </table:table-cell>
          <table:table-cell table:formula="oooc:=[.B40]-[.B39]" office:value-type="float" office:value="3">
            <text:p>3</text:p>
          </table:table-cell>
          <table:table-cell/>
          <table:table-cell table:formula="oooc:=[.C39]*[.D3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0.s</text:p>
          </table:table-cell>
          <table:table-cell office:value-type="float" office:value="712">
            <text:p>712</text:p>
          </table:table-cell>
          <table:table-cell table:formula="oooc:=[.B41]-[.B40]" office:value-type="float" office:value="11">
            <text:p>11</text:p>
          </table:table-cell>
          <table:table-cell/>
          <table:table-cell table:formula="oooc:=[.C40]*[.D4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TABLE_ORBIT.s</text:p>
          </table:table-cell>
          <table:table-cell office:value-type="float" office:value="723">
            <text:p>723</text:p>
          </table:table-cell>
          <table:table-cell table:formula="oooc:=[.B42]-[.B41]" office:value-type="float" office:value="8">
            <text:p>8</text:p>
          </table:table-cell>
          <table:table-cell/>
          <table:table-cell table:formula="oooc:=[.C41]*[.D4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BURN_BABY_BURN--MASTER_IGNITION_ROUTINE.s</text:p>
          </table:table-cell>
          <table:table-cell office:value-type="float" office:value="731">
            <text:p>731</text:p>
          </table:table-cell>
          <table:table-cell table:formula="oooc:=[.B43]-[.B42]" office:value-type="float" office:value="21">
            <text:p>21</text:p>
          </table:table-cell>
          <table:table-cell/>
          <table:table-cell table:formula="oooc:=[.C42]*[.D4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40-P47.s</text:p>
          </table:table-cell>
          <table:table-cell office:value-type="float" office:value="752">
            <text:p>752</text:p>
          </table:table-cell>
          <table:table-cell table:formula="oooc:=[.B44]-[.B43]" office:value-type="float" office:value="33">
            <text:p>33</text:p>
          </table:table-cell>
          <table:table-cell/>
          <table:table-cell table:formula="oooc:=[.C43]*[.D4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E_LUNAR_LANDING.s</text:p>
          </table:table-cell>
          <table:table-cell office:value-type="float" office:value="785">
            <text:p>785</text:p>
          </table:table-cell>
          <table:table-cell table:formula="oooc:=[.B45]-[.B44]" office:value-type="float" office:value="8">
            <text:p>8</text:p>
          </table:table-cell>
          <table:table-cell/>
          <table:table-cell table:formula="oooc:=[.C44]*[.D4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ROTTLE_CONTROL_ROUTINES.s</text:p>
          </table:table-cell>
          <table:table-cell office:value-type="float" office:value="793">
            <text:p>793</text:p>
          </table:table-cell>
          <table:table-cell table:formula="oooc:=[.B46]-[.B45]" office:value-type="float" office:value="5">
            <text:p>5</text:p>
          </table:table-cell>
          <table:table-cell/>
          <table:table-cell table:formula="oooc:=[.C45]*[.D4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LANDING_GUIDANCE_EQUATIONS.s</text:p>
          </table:table-cell>
          <table:table-cell office:value-type="float" office:value="798">
            <text:p>798</text:p>
          </table:table-cell>
          <table:table-cell table:formula="oooc:=[.B47]-[.B46]" office:value-type="float" office:value="31">
            <text:p>31</text:p>
          </table:table-cell>
          <table:table-cell/>
          <table:table-cell table:formula="oooc:=[.C46]*[.D4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0-P71.s</text:p>
          </table:table-cell>
          <table:table-cell office:value-type="float" office:value="829">
            <text:p>829</text:p>
          </table:table-cell>
          <table:table-cell table:formula="oooc:=[.B48]-[.B47]" office:value-type="float" office:value="9">
            <text:p>9</text:p>
          </table:table-cell>
          <table:table-cell/>
          <table:table-cell table:formula="oooc:=[.C47]*[.D4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12.s</text:p>
          </table:table-cell>
          <table:table-cell office:value-type="float" office:value="838">
            <text:p>838</text:p>
          </table:table-cell>
          <table:table-cell table:formula="oooc:=[.B49]-[.B48]" office:value-type="float" office:value="5">
            <text:p>5</text:p>
          </table:table-cell>
          <table:table-cell/>
          <table:table-cell table:formula="oooc:=[.C48]*[.D4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SCENT_GUIDANCE.s</text:p>
          </table:table-cell>
          <table:table-cell office:value-type="float" office:value="843">
            <text:p>843</text:p>
          </table:table-cell>
          <table:table-cell table:formula="oooc:=[.B50]-[.B49]" office:value-type="float" office:value="14">
            <text:p>14</text:p>
          </table:table-cell>
          <table:table-cell/>
          <table:table-cell table:formula="oooc:=[.C49]*[.D4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R.s</text:p>
          </table:table-cell>
          <table:table-cell office:value-type="float" office:value="857">
            <text:p>857</text:p>
          </table:table-cell>
          <table:table-cell table:formula="oooc:=[.B51]-[.B50]" office:value-type="float" office:value="41">
            <text:p>41</text:p>
          </table:table-cell>
          <table:table-cell/>
          <table:table-cell table:formula="oooc:=[.C50]*[.D5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NDING_ANALOG_DISPLAYS.s</text:p>
          </table:table-cell>
          <table:table-cell office:value-type="float" office:value="898">
            <text:p>898</text:p>
          </table:table-cell>
          <table:table-cell table:formula="oooc:=[.B52]-[.B51]" office:value-type="float" office:value="10">
            <text:p>10</text:p>
          </table:table-cell>
          <table:table-cell/>
          <table:table-cell table:formula="oooc:=[.C51]*[.D5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NDCDUW--GUIDAP_INTERFACE.s</text:p>
          </table:table-cell>
          <table:table-cell office:value-type="float" office:value="908">
            <text:p>908</text:p>
          </table:table-cell>
          <table:table-cell table:formula="oooc:=[.B53]-[.B52]" office:value-type="float" office:value="18">
            <text:p>18</text:p>
          </table:table-cell>
          <table:table-cell/>
          <table:table-cell table:formula="oooc:=[.C52]*[.D5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51-P53.s</text:p>
          </table:table-cell>
          <table:table-cell office:value-type="float" office:value="926">
            <text:p>926</text:p>
          </table:table-cell>
          <table:table-cell table:formula="oooc:=[.B54]-[.B53]" office:value-type="float" office:value="58">
            <text:p>58</text:p>
          </table:table-cell>
          <table:table-cell/>
          <table:table-cell table:formula="oooc:=[.C53]*[.D5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984">
            <text:p>984</text:p>
          </table:table-cell>
          <table:table-cell table:formula="oooc:=[.B55]-[.B54]" office:value-type="float" office:value="4">
            <text:p>4</text:p>
          </table:table-cell>
          <table:table-cell/>
          <table:table-cell table:formula="oooc:=[.C54]*[.D5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OWN_TELEMETRY_PROGRAM.s</text:p>
          </table:table-cell>
          <table:table-cell office:value-type="float" office:value="988">
            <text:p>988</text:p>
          </table:table-cell>
          <table:table-cell table:formula="oooc:=[.B56]-[.B55]" office:value-type="float" office:value="10">
            <text:p>10</text:p>
          </table:table-cell>
          <table:table-cell/>
          <table:table-cell table:formula="oooc:=[.C55]*[.D5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998">
            <text:p>998</text:p>
          </table:table-cell>
          <table:table-cell table:formula="oooc:=[.B57]-[.B56]" office:value-type="float" office:value="4">
            <text:p>4</text:p>
          </table:table-cell>
          <table:table-cell/>
          <table:table-cell table:formula="oooc:=[.C56]*[.D5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ER.s</text:p>
          </table:table-cell>
          <table:table-cell office:value-type="float" office:value="1002">
            <text:p>1002</text:p>
          </table:table-cell>
          <table:table-cell table:formula="oooc:=[.B58]-[.B57]" office:value-type="float" office:value="93">
            <text:p>93</text:p>
          </table:table-cell>
          <table:table-cell/>
          <table:table-cell table:formula="oooc:=[.C57]*[.D5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095">
            <text:p>1095</text:p>
          </table:table-cell>
          <table:table-cell table:formula="oooc:=[.B59]-[.B58]" office:value-type="float" office:value="5">
            <text:p>5</text:p>
          </table:table-cell>
          <table:table-cell/>
          <table:table-cell table:formula="oooc:=[.C58]*[.D5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IVE_CONSTANT.s</text:p>
          </table:table-cell>
          <table:table-cell office:value-type="float" office:value="1100">
            <text:p>1100</text:p>
          </table:table-cell>
          <table:table-cell table:formula="oooc:=[.B60]-[.B59]" office:value-type="float" office:value="2">
            <text:p>2</text:p>
          </table:table-cell>
          <table:table-cell/>
          <table:table-cell table:formula="oooc:=[.C59]*[.D5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102">
            <text:p>1102</text:p>
          </table:table-cell>
          <table:table-cell table:formula="oooc:=[.B61]-[.B60]" office:value-type="float" office:value="1">
            <text:p>1</text:p>
          </table:table-cell>
          <table:table-cell/>
          <table:table-cell table:formula="oooc:=[.C60]*[.D6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EXECUTIVE.s</text:p>
          </table:table-cell>
          <table:table-cell office:value-type="float" office:value="1103">
            <text:p>1103</text:p>
          </table:table-cell>
          <table:table-cell table:formula="oooc:=[.B62]-[.B61]" office:value-type="float" office:value="14">
            <text:p>14</text:p>
          </table:table-cell>
          <table:table-cell/>
          <table:table-cell table:formula="oooc:=[.C61]*[.D6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WAITLIST.s</text:p>
          </table:table-cell>
          <table:table-cell office:value-type="float" office:value="1117">
            <text:p>1117</text:p>
          </table:table-cell>
          <table:table-cell table:formula="oooc:=[.B63]-[.B62]" office:value-type="float" office:value="16">
            <text:p>16</text:p>
          </table:table-cell>
          <table:table-cell/>
          <table:table-cell table:formula="oooc:=[.C62]*[.D6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133">
            <text:p>1133</text:p>
          </table:table-cell>
          <table:table-cell table:formula="oooc:=[.B64]-[.B63]" office:value-type="float" office:value="7">
            <text:p>7</text:p>
          </table:table-cell>
          <table:table-cell/>
          <table:table-cell table:formula="oooc:=[.C63]*[.D6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140">
            <text:p>1140</text:p>
          </table:table-cell>
          <table:table-cell table:formula="oooc:=[.B65]-[.B64]" office:value-type="float" office:value="9">
            <text:p>9</text:p>
          </table:table-cell>
          <table:table-cell/>
          <table:table-cell table:formula="oooc:=[.C64]*[.D6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149">
            <text:p>1149</text:p>
          </table:table-cell>
          <table:table-cell table:formula="oooc:=[.B66]-[.B65]" office:value-type="float" office:value="10">
            <text:p>10</text:p>
          </table:table-cell>
          <table:table-cell/>
          <table:table-cell table:formula="oooc:=[.C65]*[.D6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159">
            <text:p>1159</text:p>
          </table:table-cell>
          <table:table-cell table:formula="oooc:=[.B67]-[.B66]" office:value-type="float" office:value="46">
            <text:p>46</text:p>
          </table:table-cell>
          <table:table-cell/>
          <table:table-cell table:formula="oooc:=[.C66]*[.D6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205">
            <text:p>1205</text:p>
          </table:table-cell>
          <table:table-cell table:formula="oooc:=[.B68]-[.B67]" office:value-type="float" office:value="22">
            <text:p>22</text:p>
          </table:table-cell>
          <table:table-cell/>
          <table:table-cell table:formula="oooc:=[.C67]*[.D6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227">
            <text:p>1227</text:p>
          </table:table-cell>
          <table:table-cell table:formula="oooc:=[.B69]-[.B68]" office:value-type="float" office:value="22">
            <text:p>22</text:p>
          </table:table-cell>
          <table:table-cell/>
          <table:table-cell table:formula="oooc:=[.C68]*[.D6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249">
            <text:p>1249</text:p>
          </table:table-cell>
          <table:table-cell table:formula="oooc:=[.B70]-[.B69]" office:value-type="float" office:value="10">
            <text:p>10</text:p>
          </table:table-cell>
          <table:table-cell/>
          <table:table-cell table:formula="oooc:=[.C69]*[.D6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259">
            <text:p>1259</text:p>
          </table:table-cell>
          <table:table-cell table:formula="oooc:=[.B71]-[.B70]" office:value-type="float" office:value="9">
            <text:p>9</text:p>
          </table:table-cell>
          <table:table-cell/>
          <table:table-cell table:formula="oooc:=[.C70]*[.D7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268">
            <text:p>1268</text:p>
          </table:table-cell>
          <table:table-cell table:formula="oooc:=[.B72]-[.B71]" office:value-type="float" office:value="16">
            <text:p>16</text:p>
          </table:table-cell>
          <table:table-cell/>
          <table:table-cell table:formula="oooc:=[.C71]*[.D7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GC_BLOCK_TWO_SELF_CHECK.s</text:p>
          </table:table-cell>
          <table:table-cell office:value-type="float" office:value="1284">
            <text:p>1284</text:p>
          </table:table-cell>
          <table:table-cell table:formula="oooc:=[.B73]-[.B72]" office:value-type="float" office:value="10">
            <text:p>10</text:p>
          </table:table-cell>
          <table:table-cell/>
          <table:table-cell table:formula="oooc:=[.C72]*[.D7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294">
            <text:p>1294</text:p>
          </table:table-cell>
          <table:table-cell table:formula="oooc:=[.B74]-[.B73]" office:value-type="float" office:value="9">
            <text:p>9</text:p>
          </table:table-cell>
          <table:table-cell/>
          <table:table-cell table:formula="oooc:=[.C73]*[.D7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303">
            <text:p>1303</text:p>
          </table:table-cell>
          <table:table-cell table:formula="oooc:=[.B75]-[.B74]" office:value-type="float" office:value="6">
            <text:p>6</text:p>
          </table:table-cell>
          <table:table-cell/>
          <table:table-cell table:formula="oooc:=[.C74]*[.D7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309">
            <text:p>1309</text:p>
          </table:table-cell>
          <table:table-cell table:formula="oooc:=[.B76]-[.B75]" office:value-type="float" office:value="29">
            <text:p>29</text:p>
          </table:table-cell>
          <table:table-cell/>
          <table:table-cell table:formula="oooc:=[.C75]*[.D7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338">
            <text:p>1338</text:p>
          </table:table-cell>
          <table:table-cell table:formula="oooc:=[.B77]-[.B76]" office:value-type="float" office:value="3">
            <text:p>3</text:p>
          </table:table-cell>
          <table:table-cell/>
          <table:table-cell table:formula="oooc:=[.C76]*[.D7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341">
            <text:p>1341</text:p>
          </table:table-cell>
          <table:table-cell table:formula="oooc:=[.B78]-[.B77]" office:value-type="float" office:value="33">
            <text:p>33</text:p>
          </table:table-cell>
          <table:table-cell/>
          <table:table-cell table:formula="oooc:=[.C77]*[.D7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374">
            <text:p>1374</text:p>
          </table:table-cell>
          <table:table-cell table:formula="oooc:=[.B79]-[.B78]" office:value-type="float" office:value="7">
            <text:p>7</text:p>
          </table:table-cell>
          <table:table-cell/>
          <table:table-cell table:formula="oooc:=[.C78]*[.D7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381">
            <text:p>1381</text:p>
          </table:table-cell>
          <table:table-cell table:formula="oooc:=[.B80]-[.B79]" office:value-type="float" office:value="5">
            <text:p>5</text:p>
          </table:table-cell>
          <table:table-cell/>
          <table:table-cell table:formula="oooc:=[.C79]*[.D7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386">
            <text:p>1386</text:p>
          </table:table-cell>
          <table:table-cell table:formula="oooc:=[.B81]-[.B80]" office:value-type="float" office:value="11">
            <text:p>11</text:p>
          </table:table-cell>
          <table:table-cell/>
          <table:table-cell table:formula="oooc:=[.C80]*[.D8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TB_OP_CODES.s</text:p>
          </table:table-cell>
          <table:table-cell office:value-type="float" office:value="1397">
            <text:p>1397</text:p>
          </table:table-cell>
          <table:table-cell table:formula="oooc:=[.B82]-[.B81]" office:value-type="float" office:value="6">
            <text:p>6</text:p>
          </table:table-cell>
          <table:table-cell/>
          <table:table-cell table:formula="oooc:=[.C81]*[.D8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6-RUPT_PROGRAMS.s</text:p>
          </table:table-cell>
          <table:table-cell office:value-type="float" office:value="1403">
            <text:p>1403</text:p>
          </table:table-cell>
          <table:table-cell table:formula="oooc:=[.B83]-[.B82]" office:value-type="float" office:value="3">
            <text:p>3</text:p>
          </table:table-cell>
          <table:table-cell/>
          <table:table-cell table:formula="oooc:=[.C82]*[.D8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_INTERFACE_SUBROUTINES.s</text:p>
          </table:table-cell>
          <table:table-cell office:value-type="float" office:value="1406">
            <text:p>1406</text:p>
          </table:table-cell>
          <table:table-cell table:formula="oooc:=[.B84]-[.B83]" office:value-type="float" office:value="4">
            <text:p>4</text:p>
          </table:table-cell>
          <table:table-cell/>
          <table:table-cell table:formula="oooc:=[.C83]*[.D8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IDLER_PROGRAM.s</text:p>
          </table:table-cell>
          <table:table-cell office:value-type="float" office:value="1410">
            <text:p>1410</text:p>
          </table:table-cell>
          <table:table-cell table:formula="oooc:=[.B85]-[.B84]" office:value-type="float" office:value="11">
            <text:p>11</text:p>
          </table:table-cell>
          <table:table-cell/>
          <table:table-cell table:formula="oooc:=[.C84]*[.D8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-AXIS_RCS_AUTOPILOT.s</text:p>
          </table:table-cell>
          <table:table-cell office:value-type="float" office:value="1421">
            <text:p>1421</text:p>
          </table:table-cell>
          <table:table-cell table:formula="oooc:=[.B86]-[.B85]" office:value-type="float" office:value="21">
            <text:p>21</text:p>
          </table:table-cell>
          <table:table-cell/>
          <table:table-cell table:formula="oooc:=[.C85]*[.D8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Q_R-AXIS_RCS_AUTOPILOT.s</text:p>
          </table:table-cell>
          <table:table-cell office:value-type="float" office:value="1442">
            <text:p>1442</text:p>
          </table:table-cell>
          <table:table-cell table:formula="oooc:=[.B87]-[.B86]" office:value-type="float" office:value="18">
            <text:p>18</text:p>
          </table:table-cell>
          <table:table-cell/>
          <table:table-cell table:formula="oooc:=[.C86]*[.D8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JET_LAW.s</text:p>
          </table:table-cell>
          <table:table-cell office:value-type="float" office:value="1460">
            <text:p>1460</text:p>
          </table:table-cell>
          <table:table-cell table:formula="oooc:=[.B88]-[.B87]" office:value-type="float" office:value="10">
            <text:p>10</text:p>
          </table:table-cell>
          <table:table-cell/>
          <table:table-cell table:formula="oooc:=[.C87]*[.D8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ALMAN_FILTER.s</text:p>
          </table:table-cell>
          <table:table-cell office:value-type="float" office:value="1470">
            <text:p>1470</text:p>
          </table:table-cell>
          <table:table-cell table:formula="oooc:=[.B89]-[.B88]" office:value-type="float" office:value="2">
            <text:p>2</text:p>
          </table:table-cell>
          <table:table-cell/>
          <table:table-cell table:formula="oooc:=[.C88]*[.D8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RIM_GIMBAL_CNTROL_SYSTEM.s</text:p>
          </table:table-cell>
          <table:table-cell office:value-type="float" office:value="1472">
            <text:p>1472</text:p>
          </table:table-cell>
          <table:table-cell table:formula="oooc:=[.B90]-[.B89]" office:value-type="float" office:value="13">
            <text:p>13</text:p>
          </table:table-cell>
          <table:table-cell/>
          <table:table-cell table:formula="oooc:=[.C89]*[.D8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OSTASK_AND_AOSJOB.s</text:p>
          </table:table-cell>
          <table:table-cell office:value-type="float" office:value="1485">
            <text:p>1485</text:p>
          </table:table-cell>
          <table:table-cell table:formula="oooc:=[.B91]-[.B90]" office:value-type="float" office:value="22">
            <text:p>22</text:p>
          </table:table-cell>
          <table:table-cell/>
          <table:table-cell table:formula="oooc:=[.C90]*[.D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PS_BACK-UP_RCS_CONTROL.s</text:p>
          </table:table-cell>
          <table:table-cell office:value-type="float" office:value="1507">
            <text:p>1507</text:p>
          </table:table-cell>
          <table:table-cell table:formula="oooc:=[.B92]-[.B91]" office:value-type="float" office:value="4">
            <text:p>4</text:p>
          </table:table-cell>
          <table:table-cell/>
          <table:table-cell table:formula="oooc:=[.C91]*[.D9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s</text:p>
          </table:table-cell>
          <table:table-cell office:value-type="float" office:value="1511">
            <text:p>1511</text:p>
          </table:table-cell>
          <table:table-cell table:formula="oooc:=SUM([.C2:.C91])" office:value-type="float" office:value="1510">
            <text:p>1510</text:p>
          </table:table-cell>
          <table:table-cell table:formula="oooc:=SUM([.D2:.D91])" office:value-type="float" office:value="21">
            <text:p>21</text:p>
          </table:table-cell>
          <table:table-cell table:formula="oooc:=SUM([.E2:.E91])" office:value-type="float" office:value="248">
            <text:p>248</text:p>
          </table:table-cell>
          <table:table-cell table:number-columns-repeated="251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temis072" table:style-name="ta1" table:print="false">
        <office:forms form:automatic-focus="false" form:apply-design-mode="false"/>
        <table:table-column table:style-name="co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0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$C2]*[.$D2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9-02">
            <text:p>09/02/09</text:p>
          </table:table-cell>
          <table:table-cell table:number-columns-repeated="249"/>
        </table:table-row>
        <table:table-row table:style-name="ro2">
          <table:table-cell office:value-type="string">
            <text:p>$TAGS_FOR_RELATIVE_SETLOC.agc</text:p>
          </table:table-cell>
          <table:table-cell office:value-type="float" office:value="27">
            <text:p>27</text:p>
          </table:table-cell>
          <table:table-cell table:formula="oooc:=[.$B4]-[.$B3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3]*[.$D3]" office:value-type="float" office:value="9">
            <text:p>9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ABSOLUTE_LOCATIONS_FOR_UPDATES.agc</text:p>
          </table:table-cell>
          <table:table-cell office:value-type="float" office:value="36">
            <text:p>36</text:p>
          </table:table-cell>
          <table:table-cell table:formula="oooc:=[.$B5]-[.$B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4]*[.$D4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SUBROUTINE_CALLS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5]*[.$D5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ERASABLE_ASSIGNMENTS.agc</text:p>
          </table:table-cell>
          <table:table-cell office:value-type="float" office:value="38">
            <text:p>38</text:p>
          </table:table-cell>
          <table:table-cell table:formula="oooc:=[.$B7]-[.$B6]" office:value-type="float" office:value="97">
            <text:p>97</text:p>
          </table:table-cell>
          <table:table-cell/>
          <table:table-cell table:formula="oooc:=[.$C6]*[.$D6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CHECK_EQUALS_LIST.agc</text:p>
          </table:table-cell>
          <table:table-cell office:value-type="float" office:value="135">
            <text:p>135</text:p>
          </table:table-cell>
          <table:table-cell table:formula="oooc:=[.$B8]-[.$B7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7]*[.$D7]" office:value-type="float" office:value="4">
            <text:p>4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INTERRUPT_LEAD_INS.agc</text:p>
          </table:table-cell>
          <table:table-cell office:value-type="float" office:value="139">
            <text:p>139</text:p>
          </table:table-cell>
          <table:table-cell table:formula="oooc:=[.$B9]-[.$B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8]*[.$D8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T4RUPT_PROGRAM.agc</text:p>
          </table:table-cell>
          <table:table-cell office:value-type="float" office:value="141">
            <text:p>141</text:p>
          </table:table-cell>
          <table:table-cell table:formula="oooc:=[.$B10]-[.$B9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9]*[.$D9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DOWNLINK_LISTS.agc</text:p>
          </table:table-cell>
          <table:table-cell office:value-type="float" office:value="179">
            <text:p>179</text:p>
          </table:table-cell>
          <table:table-cell table:formula="oooc:=[.$B11]-[.$B1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10]*[.$D10]" office:value-type="float" office:value="13">
            <text:p>13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FRESH_START_AND_RESTART.agc</text:p>
          </table:table-cell>
          <table:table-cell office:value-type="float" office:value="192">
            <text:p>192</text:p>
          </table:table-cell>
          <table:table-cell table:formula="oooc:=[.$B12]-[.$B11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$C11]*[.$D11]" office:value-type="float" office:value="37">
            <text:p>37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RESTART_TABLES.agc</text:p>
          </table:table-cell>
          <table:table-cell office:value-type="float" office:value="229">
            <text:p>229</text:p>
          </table:table-cell>
          <table:table-cell table:formula="oooc:=[.$B13]-[.$B1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2]*[.$D12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2">
          <table:table-cell office:value-type="string">
            <text:p>$SXTMARK.agc</text:p>
          </table:table-cell>
          <table:table-cell office:value-type="float" office:value="239">
            <text:p>239</text:p>
          </table:table-cell>
          <table:table-cell table:formula="oooc:=[.$B14]-[.$B1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3]*[.$D13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EXTENDED_VERBS.agc</text:p>
          </table:table-cell>
          <table:table-cell office:value-type="float" office:value="249">
            <text:p>249</text:p>
          </table:table-cell>
          <table:table-cell table:formula="oooc:=[.$B15]-[.$B14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14]*[.$D14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PINBALL_NOUN_TABLES.agc</text:p>
          </table:table-cell>
          <table:table-cell office:value-type="float" office:value="280">
            <text:p>280</text:p>
          </table:table-cell>
          <table:table-cell table:formula="oooc:=[.$B16]-[.$B15]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ooc:=[.$C15]*[.$D15]" office:value-type="float" office:value="17">
            <text:p>17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CSM_GEOMETRY.agc</text:p>
          </table:table-cell>
          <table:table-cell office:value-type="float" office:value="297">
            <text:p>297</text:p>
          </table:table-cell>
          <table:table-cell table:formula="oooc:=[.$B17]-[.$B16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16]*[.$D16]" office:value-type="float" office:value="11">
            <text:p>1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IMU_COMPENSATION_PACKAGE.agc</text:p>
          </table:table-cell>
          <table:table-cell office:value-type="float" office:value="308">
            <text:p>308</text:p>
          </table:table-cell>
          <table:table-cell table:formula="oooc:=[.$B18]-[.$B1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7]*[.$D17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2">
          <table:table-cell office:value-type="string">
            <text:p>$PINBALL_GAME_BUTTONS_AND_LIGHTS.agc</text:p>
          </table:table-cell>
          <table:table-cell office:value-type="float" office:value="318">
            <text:p>318</text:p>
          </table:table-cell>
          <table:table-cell table:formula="oooc:=[.$B19]-[.$B18]"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ooc:=[.$C18]*[.$D18]" office:value-type="float" office:value="76">
            <text:p>76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R60_62.agc</text:p>
          </table:table-cell>
          <table:table-cell office:value-type="float" office:value="394">
            <text:p>394</text:p>
          </table:table-cell>
          <table:table-cell table:formula="oooc:=[.$B20]-[.$B19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19]*[.$D19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ANGLFIND.agc</text:p>
          </table:table-cell>
          <table:table-cell office:value-type="float" office:value="403">
            <text:p>403</text:p>
          </table:table-cell>
          <table:table-cell table:formula="oooc:=[.$B21]-[.$B2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20]*[.$D20]" office:value-type="float" office:value="13">
            <text:p>1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GIMBAL_LOCK_AVOIDANCE.agc</text:p>
          </table:table-cell>
          <table:table-cell office:value-type="float" office:value="416">
            <text:p>416</text:p>
          </table:table-cell>
          <table:table-cell table:formula="oooc:=[.$B22]-[.$B2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21]*[.$D21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KALCMANU_STEERING.agc</text:p>
          </table:table-cell>
          <table:table-cell office:value-type="float" office:value="418">
            <text:p>418</text:p>
          </table:table-cell>
          <table:table-cell table:formula="oooc:=[.$B23]-[.$B22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22]*[.$D22]" office:value-type="float" office:value="6">
            <text:p>6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SYSTEM_TEST_STANDARD_LEAD_INS.agc</text:p>
          </table:table-cell>
          <table:table-cell office:value-type="float" office:value="424">
            <text:p>424</text:p>
          </table:table-cell>
          <table:table-cell table:formula="oooc:=[.$B24]-[.$B23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23]*[.$D23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IMU_CALIBRATION_AND_ALIGNMENT.agc</text:p>
          </table:table-cell>
          <table:table-cell office:value-type="float" office:value="427">
            <text:p>427</text:p>
          </table:table-cell>
          <table:table-cell table:formula="oooc:=[.$B25]-[.$B24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24]*[.$D24]" office:value-type="float" office:value="28">
            <text:p>2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GROUND_TRACKING_DETERMINATION_PROGRAM.agc</text:p>
          </table:table-cell>
          <table:table-cell office:value-type="float" office:value="455">
            <text:p>455</text:p>
          </table:table-cell>
          <table:table-cell table:formula="oooc:=[.$B26]-[.$B2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25]*[.$D25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4-35_P74-75.agc</text:p>
          </table:table-cell>
          <table:table-cell office:value-type="float" office:value="463">
            <text:p>463</text:p>
          </table:table-cell>
          <table:table-cell table:formula="oooc:=[.$B27]-[.$B26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$C26]*[.$D26]" office:value-type="float" office:value="44">
            <text:p>44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R31.agc</text:p>
          </table:table-cell>
          <table:table-cell office:value-type="float" office:value="507">
            <text:p>507</text:p>
          </table:table-cell>
          <table:table-cell table:formula="oooc:=[.$B28]-[.$B27]" office:value-type="float" office:value="6">
            <text:p>6</text:p>
          </table:table-cell>
          <table:table-cell/>
          <table:table-cell table:formula="oooc:=[.$C27]*[.$D27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76.agc</text:p>
          </table:table-cell>
          <table:table-cell office:value-type="float" office:value="513">
            <text:p>513</text:p>
          </table:table-cell>
          <table:table-cell table:formula="oooc:=[.$B29]-[.$B28]" office:value-type="float" office:value="3">
            <text:p>3</text:p>
          </table:table-cell>
          <table:table-cell/>
          <table:table-cell table:formula="oooc:=[.$C28]*[.$D28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R30.agc</text:p>
          </table:table-cell>
          <table:table-cell office:value-type="float" office:value="516">
            <text:p>516</text:p>
          </table:table-cell>
          <table:table-cell table:formula="oooc:=[.$B30]-[.$B29]" office:value-type="float" office:value="11">
            <text:p>11</text:p>
          </table:table-cell>
          <table:table-cell/>
          <table:table-cell table:formula="oooc:=[.$C29]*[.$D29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15.agc</text:p>
          </table:table-cell>
          <table:table-cell office:value-type="float" office:value="527">
            <text:p>527</text:p>
          </table:table-cell>
          <table:table-cell table:formula="oooc:=[.$B31]-[.$B30]" office:value-type="float" office:value="7">
            <text:p>7</text:p>
          </table:table-cell>
          <table:table-cell/>
          <table:table-cell table:formula="oooc:=[.$C30]*[.$D3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11.agc</text:p>
          </table:table-cell>
          <table:table-cell office:value-type="float" office:value="534">
            <text:p>534</text:p>
          </table:table-cell>
          <table:table-cell table:formula="oooc:=[.$B32]-[.$B31]" office:value-type="float" office:value="18">
            <text:p>18</text:p>
          </table:table-cell>
          <table:table-cell/>
          <table:table-cell table:formula="oooc:=[.$C31]*[.$D3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P20-P25.agc</text:p>
          </table:table-cell>
          <table:table-cell office:value-type="float" office:value="552">
            <text:p>552</text:p>
          </table:table-cell>
          <table:table-cell table:formula="oooc:=[.$B33]-[.$B32]" office:value-type="float" office:value="91">
            <text:p>91</text:p>
          </table:table-cell>
          <table:table-cell/>
          <table:table-cell table:formula="oooc:=[.$C32]*[.$D3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0-P31.agc</text:p>
          </table:table-cell>
          <table:table-cell office:value-type="float" office:value="643">
            <text:p>643</text:p>
          </table:table-cell>
          <table:table-cell table:formula="oooc:=[.$B34]-[.$B33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33]*[.$D33]" office:value-type="float" office:value="15">
            <text:p>15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32-P33_P72-P73</text:p>
          </table:table-cell>
          <table:table-cell office:value-type="float" office:value="658">
            <text:p>658</text:p>
          </table:table-cell>
          <table:table-cell table:formula="oooc:=[.$B35]-[.$B34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$C34]*[.$D34]" office:value-type="float" office:value="33">
            <text:p>3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40-P47.agc</text:p>
          </table:table-cell>
          <table:table-cell office:value-type="float" office:value="691">
            <text:p>691</text:p>
          </table:table-cell>
          <table:table-cell table:formula="oooc:=[.$B36]-[.$B35]"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ooc:=[.$C35]*[.$D35]" office:value-type="float" office:value="51">
            <text:p>5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51-P53.agc</text:p>
          </table:table-cell>
          <table:table-cell office:value-type="float" office:value="742">
            <text:p>742</text:p>
          </table:table-cell>
          <table:table-cell table:formula="oooc:=[.$B37]-[.$B36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36]*[.$D36]" office:value-type="float" office:value="47">
            <text:p>47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2">
          <table:table-cell office:value-type="string">
            <text:p>$LUNAR_AND_SOLAR_EPHEMERIDES_SUBROUTINES.agc</text:p>
          </table:table-cell>
          <table:table-cell office:value-type="float" office:value="789">
            <text:p>789</text:p>
          </table:table-cell>
          <table:table-cell table:formula="oooc:=[.$B38]-[.$B37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37]*[.$D37]" office:value-type="float" office:value="3">
            <text:p>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61-P67.agc</text:p>
          </table:table-cell>
          <table:table-cell office:value-type="float" office:value="792">
            <text:p>792</text:p>
          </table:table-cell>
          <table:table-cell table:formula="oooc:=[.$B39]-[.$B38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38]*[.$D38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SERVICER207.agc</text:p>
          </table:table-cell>
          <table:table-cell office:value-type="float" office:value="823">
            <text:p>823</text:p>
          </table:table-cell>
          <table:table-cell table:formula="oooc:=[.$B40]-[.$B39]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ooc:=[.$C39]*[.$D39]" office:value-type="float" office:value="19">
            <text:p>19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2">
          <table:table-cell office:value-type="string">
            <text:p>$ENTRY_LEXICON.agc</text:p>
          </table:table-cell>
          <table:table-cell office:value-type="float" office:value="842">
            <text:p>842</text:p>
          </table:table-cell>
          <table:table-cell table:formula="oooc:=[.$B41]-[.$B40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40]*[.$D40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2">
          <table:table-cell office:value-type="string">
            <text:p>$REENTRY_CONTROL.agc</text:p>
          </table:table-cell>
          <table:table-cell office:value-type="float" office:value="852">
            <text:p>852</text:p>
          </table:table-cell>
          <table:table-cell table:formula="oooc:=[.$B42]-[.$B41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41]*[.$D41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2">
          <table:table-cell office:value-type="string">
            <text:p>$CM_BODY_ATTITUDE.agc</text:p>
          </table:table-cell>
          <table:table-cell office:value-type="float" office:value="890">
            <text:p>890</text:p>
          </table:table-cell>
          <table:table-cell table:formula="oooc:=[.$B43]-[.$B42]" office:value-type="float" office:value="7">
            <text:p>7</text:p>
          </table:table-cell>
          <table:table-cell/>
          <table:table-cell table:formula="oooc:=[.$C42]*[.$D42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P37_P70.agc</text:p>
          </table:table-cell>
          <table:table-cell office:value-type="float" office:value="897">
            <text:p>897</text:p>
          </table:table-cell>
          <table:table-cell table:formula="oooc:=[.$B44]-[.$B43]"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ooc:=[.$C43]*[.$D43]" office:value-type="float" office:value="43">
            <text:p>4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S-BAND_ANTENNA_FOR_CM.agc</text:p>
          </table:table-cell>
          <table:table-cell office:value-type="float" office:value="940">
            <text:p>940</text:p>
          </table:table-cell>
          <table:table-cell table:formula="oooc:=[.$B45]-[.$B4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44]*[.$D44]" office:value-type="float" office:value="3">
            <text:p>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INITIALIZE.agc</text:p>
          </table:table-cell>
          <table:table-cell office:value-type="float" office:value="943">
            <text:p>943</text:p>
          </table:table-cell>
          <table:table-cell table:formula="oooc:=[.$B46]-[.$B45]" office:value-type="float" office:value="7">
            <text:p>7</text:p>
          </table:table-cell>
          <table:table-cell/>
          <table:table-cell table:formula="oooc:=[.$C45]*[.$D45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EXECUTIVE.agc</text:p>
          </table:table-cell>
          <table:table-cell office:value-type="float" office:value="950">
            <text:p>950</text:p>
          </table:table-cell>
          <table:table-cell table:formula="oooc:=[.$B47]-[.$B46]" office:value-type="float" office:value="4">
            <text:p>4</text:p>
          </table:table-cell>
          <table:table-cell/>
          <table:table-cell table:formula="oooc:=[.$C46]*[.$D46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MASSPROP.agc</text:p>
          </table:table-cell>
          <table:table-cell office:value-type="float" office:value="954">
            <text:p>954</text:p>
          </table:table-cell>
          <table:table-cell table:formula="oooc:=[.$B48]-[.$B47]" office:value-type="float" office:value="5">
            <text:p>5</text:p>
          </table:table-cell>
          <table:table-cell/>
          <table:table-cell table:formula="oooc:=[.$C47]*[.$D47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RESTARTS.agc</text:p>
          </table:table-cell>
          <table:table-cell office:value-type="float" office:value="959">
            <text:p>959</text:p>
          </table:table-cell>
          <table:table-cell table:formula="oooc:=[.$B49]-[.$B48]" office:value-type="float" office:value="5">
            <text:p>5</text:p>
          </table:table-cell>
          <table:table-cell/>
          <table:table-cell table:formula="oooc:=[.$C48]*[.$D48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DAPS.agc</text:p>
          </table:table-cell>
          <table:table-cell office:value-type="float" office:value="964">
            <text:p>964</text:p>
          </table:table-cell>
          <table:table-cell table:formula="oooc:=[.$B50]-[.$B49]" office:value-type="float" office:value="18">
            <text:p>18</text:p>
          </table:table-cell>
          <table:table-cell/>
          <table:table-cell table:formula="oooc:=[.$C49]*[.$D49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TVCROLLDAP.agc</text:p>
          </table:table-cell>
          <table:table-cell office:value-type="float" office:value="982">
            <text:p>982</text:p>
          </table:table-cell>
          <table:table-cell table:formula="oooc:=[.$B51]-[.$B50]" office:value-type="float" office:value="15">
            <text:p>15</text:p>
          </table:table-cell>
          <table:table-cell/>
          <table:table-cell table:formula="oooc:=[.$C50]*[.$D50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2">
          <table:table-cell office:value-type="string">
            <text:p>$MYSUBS.agc</text:p>
          </table:table-cell>
          <table:table-cell office:value-type="float" office:value="997">
            <text:p>997</text:p>
          </table:table-cell>
          <table:table-cell table:formula="oooc:=[.$B52]-[.$B5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51]*[.$D51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RCS-CSM_DIGITAL_AUTOPILOT.agc</text:p>
          </table:table-cell>
          <table:table-cell office:value-type="float" office:value="1000">
            <text:p>1000</text:p>
          </table:table-cell>
          <table:table-cell table:formula="oooc:=[.$B53]-[.$B52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52]*[.$D52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AUTOMATIC_MANEUVERS.agc</text:p>
          </table:table-cell>
          <table:table-cell office:value-type="float" office:value="1024">
            <text:p>1024</text:p>
          </table:table-cell>
          <table:table-cell table:formula="oooc:=[.$B54]-[.$B53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$C53]*[.$D53]" office:value-type="float" office:value="12">
            <text:p>1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RCS-CSM_DAP_EXECUTIVE_PROGRAMS.agc</text:p>
          </table:table-cell>
          <table:table-cell office:value-type="float" office:value="1036">
            <text:p>1036</text:p>
          </table:table-cell>
          <table:table-cell table:formula="oooc:=[.$B55]-[.$B54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54]*[.$D54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JET_SELECTION_LOGIC.agc</text:p>
          </table:table-cell>
          <table:table-cell office:value-type="float" office:value="1038">
            <text:p>1038</text:p>
          </table:table-cell>
          <table:table-cell table:formula="oooc:=[.$B56]-[.$B55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$C55]*[.$D55]" office:value-type="float" office:value="25">
            <text:p>25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CM_ENTRY_DIGITAL_AUTOPILOT.agc</text:p>
          </table:table-cell>
          <table:table-cell office:value-type="float" office:value="1063">
            <text:p>1063</text:p>
          </table:table-cell>
          <table:table-cell table:formula="oooc:=[.$B57]-[.$B56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56]*[.$D56]" office:value-type="float" office:value="30">
            <text:p>30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DOWN-TELEMETRY_PROGRAM.agc</text:p>
          </table:table-cell>
          <table:table-cell office:value-type="float" office:value="1093">
            <text:p>1093</text:p>
          </table:table-cell>
          <table:table-cell table:formula="oooc:=[.$B58]-[.$B5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57]*[.$D57]" office:value-type="float" office:value="11">
            <text:p>11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INTER-BANK_COMMUNICATION.agc</text:p>
          </table:table-cell>
          <table:table-cell office:value-type="float" office:value="1104">
            <text:p>1104</text:p>
          </table:table-cell>
          <table:table-cell table:formula="oooc:=[.$B59]-[.$B58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58]*[.$D58]" office:value-type="float" office:value="4">
            <text:p>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2">
          <table:table-cell office:value-type="string">
            <text:p>$INTERPRETER.agc</text:p>
          </table:table-cell>
          <table:table-cell office:value-type="float" office:value="1108">
            <text:p>1108</text:p>
          </table:table-cell>
          <table:table-cell table:formula="oooc:=[.$B60]-[.$B59]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ooc:=[.$C59]*[.$D59]" office:value-type="float" office:value="92">
            <text:p>9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FIXED_FIXED_CONSTANT_POOL.agc</text:p>
          </table:table-cell>
          <table:table-cell office:value-type="float" office:value="1200">
            <text:p>1200</text:p>
          </table:table-cell>
          <table:table-cell table:formula="oooc:=[.$B61]-[.$B6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60]*[.$D60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INTERPRETIVE_CONSTANTS.agc</text:p>
          </table:table-cell>
          <table:table-cell office:value-type="float" office:value="1205">
            <text:p>1205</text:p>
          </table:table-cell>
          <table:table-cell table:formula="oooc:=[.$B62]-[.$B6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61]*[.$D61]" office:value-type="float" office:value="2">
            <text:p>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SINGLE_PRECISION_SUBROUTINES.agc</text:p>
          </table:table-cell>
          <table:table-cell office:value-type="float" office:value="1207">
            <text:p>1207</text:p>
          </table:table-cell>
          <table:table-cell table:formula="oooc:=[.$B63]-[.$B6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62]*[.$D62]" office:value-type="float" office:value="1">
            <text:p>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EXECUTIVE.agc</text:p>
          </table:table-cell>
          <table:table-cell office:value-type="float" office:value="1208">
            <text:p>1208</text:p>
          </table:table-cell>
          <table:table-cell table:formula="oooc:=[.$B64]-[.$B63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63]*[.$D63]" office:value-type="float" office:value="13">
            <text:p>1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WAITLIST.agc</text:p>
          </table:table-cell>
          <table:table-cell office:value-type="float" office:value="1221">
            <text:p>1221</text:p>
          </table:table-cell>
          <table:table-cell table:formula="oooc:=[.$B65]-[.$B64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64]*[.$D64]" office:value-type="float" office:value="15">
            <text:p>1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LATITUDE_LONGITUDE_SUBROUTINES.agc</text:p>
          </table:table-cell>
          <table:table-cell office:value-type="float" office:value="1236">
            <text:p>1236</text:p>
          </table:table-cell>
          <table:table-cell table:formula="oooc:=[.$B66]-[.$B6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65]*[.$D65]" office:value-type="float" office:value="7">
            <text:p>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PLANETARY_INERTIAL_ORIENTATION.agc</text:p>
          </table:table-cell>
          <table:table-cell office:value-type="float" office:value="1243">
            <text:p>1243</text:p>
          </table:table-cell>
          <table:table-cell table:formula="oooc:=[.$B67]-[.$B6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66]*[.$D66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MEASUREMENT_INCORPORATION.agc</text:p>
          </table:table-cell>
          <table:table-cell office:value-type="float" office:value="1252">
            <text:p>1252</text:p>
          </table:table-cell>
          <table:table-cell table:formula="oooc:=[.$B68]-[.$B6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67]*[.$D6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CONIC_SUBROUTINES.agc</text:p>
          </table:table-cell>
          <table:table-cell office:value-type="float" office:value="1262">
            <text:p>1262</text:p>
          </table:table-cell>
          <table:table-cell table:formula="oooc:=[.$B69]-[.$B68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68]*[.$D68]" office:value-type="float" office:value="47">
            <text:p>4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INTEGRATION_INITIALIZATION.agc</text:p>
          </table:table-cell>
          <table:table-cell office:value-type="float" office:value="1309">
            <text:p>1309</text:p>
          </table:table-cell>
          <table:table-cell table:formula="oooc:=[.$B70]-[.$B69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69]*[.$D69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2">
          <table:table-cell office:value-type="string">
            <text:p>$ORBITAL_INTEGRATION.agc</text:p>
          </table:table-cell>
          <table:table-cell office:value-type="float" office:value="1333">
            <text:p>1333</text:p>
          </table:table-cell>
          <table:table-cell table:formula="oooc:=[.$B71]-[.$B70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$C70]*[.$D70]" office:value-type="float" office:value="21">
            <text:p>2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INFLIGHT_ALIGNMENT_ROUTINES.agc</text:p>
          </table:table-cell>
          <table:table-cell office:value-type="float" office:value="1354">
            <text:p>1354</text:p>
          </table:table-cell>
          <table:table-cell table:formula="oooc:=[.$B72]-[.$B7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1]*[.$D71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POWERED_FLIGHT_SUBROUTINES.agc</text:p>
          </table:table-cell>
          <table:table-cell office:value-type="float" office:value="1364">
            <text:p>1364</text:p>
          </table:table-cell>
          <table:table-cell table:formula="oooc:=[.$B73]-[.$B7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72]*[.$D72]" office:value-type="float" office:value="7">
            <text:p>7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TIME_OF_FREE_FALL.agc</text:p>
          </table:table-cell>
          <table:table-cell office:value-type="float" office:value="1371">
            <text:p>1371</text:p>
          </table:table-cell>
          <table:table-cell table:formula="oooc:=[.$B74]-[.$B7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$C73]*[.$D73]" office:value-type="float" office:value="16">
            <text:p>1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STAR_TABLES.agc</text:p>
          </table:table-cell>
          <table:table-cell office:value-type="float" office:value="1387">
            <text:p>1387</text:p>
          </table:table-cell>
          <table:table-cell table:formula="oooc:=[.$B75]-[.$B7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74]*[.$D74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AGC_BLOCK_TWO_SELF-CHECK.agc</text:p>
          </table:table-cell>
          <table:table-cell office:value-type="float" office:value="1392">
            <text:p>1392</text:p>
          </table:table-cell>
          <table:table-cell table:formula="oooc:=[.$B76]-[.$B7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5]*[.$D75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PHASE_TABLE_MAINTENANCE.agc</text:p>
          </table:table-cell>
          <table:table-cell office:value-type="float" office:value="1402">
            <text:p>1402</text:p>
          </table:table-cell>
          <table:table-cell table:formula="oooc:=[.$B77]-[.$B7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76]*[.$D76]" office:value-type="float" office:value="9">
            <text:p>9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RESTARTS_ROUTINE.agc</text:p>
          </table:table-cell>
          <table:table-cell office:value-type="float" office:value="1411">
            <text:p>1411</text:p>
          </table:table-cell>
          <table:table-cell table:formula="oooc:=[.$B78]-[.$B77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77]*[.$D77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IMU_MODE_SWITCHING_ROUTINES.agc</text:p>
          </table:table-cell>
          <table:table-cell office:value-type="float" office:value="1417">
            <text:p>1417</text:p>
          </table:table-cell>
          <table:table-cell table:formula="oooc:=[.$B79]-[.$B78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78]*[.$D78]" office:value-type="float" office:value="28">
            <text:p>2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KEYRUPT_UPRUPT.agc</text:p>
          </table:table-cell>
          <table:table-cell office:value-type="float" office:value="1445">
            <text:p>1445</text:p>
          </table:table-cell>
          <table:table-cell table:formula="oooc:=[.$B80]-[.$B7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79]*[.$D79]" office:value-type="float" office:value="3">
            <text:p>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DISPLAY_INTERFACE_ROUTINES.agc</text:p>
          </table:table-cell>
          <table:table-cell office:value-type="float" office:value="1448">
            <text:p>1448</text:p>
          </table:table-cell>
          <table:table-cell table:formula="oooc:=[.$B81]-[.$B80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80]*[.$D80]" office:value-type="float" office:value="30">
            <text:p>3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SERVICE_ROUTINES.agc</text:p>
          </table:table-cell>
          <table:table-cell office:value-type="float" office:value="1478">
            <text:p>1478</text:p>
          </table:table-cell>
          <table:table-cell table:formula="oooc:=[.$B82]-[.$B81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81]*[.$D81]" office:value-type="float" office:value="8">
            <text:p>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ALARM_AND_ABORT.agc</text:p>
          </table:table-cell>
          <table:table-cell office:value-type="float" office:value="1486">
            <text:p>1486</text:p>
          </table:table-cell>
          <table:table-cell table:formula="oooc:=[.$B83]-[.$B82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82]*[.$D82]" office:value-type="float" office:value="4">
            <text:p>4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UPDATE_PROGRAM.agc</text:p>
          </table:table-cell>
          <table:table-cell office:value-type="float" office:value="1490">
            <text:p>1490</text:p>
          </table:table-cell>
          <table:table-cell table:formula="oooc:=[.$B84]-[.$B83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83]*[.$D83]" office:value-type="float" office:value="11">
            <text:p>1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2">
          <table:table-cell office:value-type="string">
            <text:p>$RT8_OP_CODES.agc</text:p>
          </table:table-cell>
          <table:table-cell office:value-type="float" office:value="1501">
            <text:p>1501</text:p>
          </table:table-cell>
          <table:table-cell table:formula="oooc:=[.$B85]-[.$B84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84]*[.$D84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Totals</text:p>
          </table:table-cell>
          <table:table-cell office:value-type="float" office:value="1507">
            <text:p>1507</text:p>
          </table:table-cell>
          <table:table-cell table:formula="oooc:=SUM([.C2:.C84])" office:value-type="float" office:value="1506">
            <text:p>1506</text:p>
          </table:table-cell>
          <table:table-cell table:formula="oooc:=SUM([.D2:.D84])" office:value-type="float" office:value="69">
            <text:p>69</text:p>
          </table:table-cell>
          <table:table-cell table:formula="oooc:=SUM([.E2:.E84])" office:value-type="float" office:value="1212">
            <text:p>1212</text:p>
          </table:table-cell>
          <table:table-cell table:number-columns-repeated="251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lossus237" table:style-name="ta1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49" table:default-cell-style-name="Default"/>
        <table:table-row table:style-name="ro3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number-columns-repeated="249"/>
        </table:table-row>
        <table:table-row table:style-name="ro4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4">
            <text:p>24</text:p>
          </table:table-cell>
          <table:table-cell/>
          <table:table-cell table:formula="oooc:=[.$C2]*[.$D2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4">
          <table:table-cell office:value-type="string">
            <text:p>$TAGS_FOR_RELATIVE_SETLOC.agc</text:p>
          </table:table-cell>
          <table:table-cell office:value-type="float" office:value="25">
            <text:p>25</text:p>
          </table:table-cell>
          <table:table-cell table:formula="oooc:=[.$B4]-[.$B3]" office:value-type="float" office:value="9">
            <text:p>9</text:p>
          </table:table-cell>
          <table:table-cell/>
          <table:table-cell table:formula="oooc:=[.$C3]*[.$D3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4">
          <table:table-cell office:value-type="string">
            <text:p>$ERASABLE_ASSIGNMENTS.agc</text:p>
          </table:table-cell>
          <table:table-cell office:value-type="float" office:value="34">
            <text:p>34</text:p>
          </table:table-cell>
          <table:table-cell table:formula="oooc:=[.$B5]-[.$B4]" office:value-type="float" office:value="92">
            <text:p>92</text:p>
          </table:table-cell>
          <table:table-cell/>
          <table:table-cell table:formula="oooc:=[.$C4]*[.$D4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4">
          <table:table-cell office:value-type="string">
            <text:p>$INTERRUPT_LEAD_INS.agc</text:p>
          </table:table-cell>
          <table:table-cell office:value-type="float" office:value="126">
            <text:p>126</text:p>
          </table:table-cell>
          <table:table-cell table:formula="oooc:=[.$B6]-[.$B5]" office:value-type="float" office:value="2">
            <text:p>2</text:p>
          </table:table-cell>
          <table:table-cell/>
          <table:table-cell table:formula="oooc:=[.$C5]*[.$D5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4RUPT_PROGRAM.agc</text:p>
          </table:table-cell>
          <table:table-cell office:value-type="float" office:value="128">
            <text:p>128</text:p>
          </table:table-cell>
          <table:table-cell table:formula="oooc:=[.$B7]-[.$B6]" office:value-type="float" office:value="37">
            <text:p>37</text:p>
          </table:table-cell>
          <table:table-cell/>
          <table:table-cell table:formula="oooc:=[.$C6]*[.$D6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DOWNLINK_LISTS.agc</text:p>
          </table:table-cell>
          <table:table-cell office:value-type="float" office:value="165">
            <text:p>165</text:p>
          </table:table-cell>
          <table:table-cell table:formula="oooc:=[.$B8]-[.$B7]" office:value-type="float" office:value="11">
            <text:p>11</text:p>
          </table:table-cell>
          <table:table-cell/>
          <table:table-cell table:formula="oooc:=[.$C7]*[.$D7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FRESH_START_AND_RESTART.agc</text:p>
          </table:table-cell>
          <table:table-cell office:value-type="float" office:value="176">
            <text:p>176</text:p>
          </table:table-cell>
          <table:table-cell table:formula="oooc:=[.$B9]-[.$B8]" office:value-type="float" office:value="28">
            <text:p>28</text:p>
          </table:table-cell>
          <table:table-cell/>
          <table:table-cell table:formula="oooc:=[.$C8]*[.$D8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RESTART_TABLES.agc</text:p>
          </table:table-cell>
          <table:table-cell office:value-type="float" office:value="204">
            <text:p>204</text:p>
          </table:table-cell>
          <table:table-cell table:formula="oooc:=[.$B10]-[.$B9]" office:value-type="float" office:value="11">
            <text:p>11</text:p>
          </table:table-cell>
          <table:table-cell/>
          <table:table-cell table:formula="oooc:=[.$C9]*[.$D9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SXTMARK.agc</text:p>
          </table:table-cell>
          <table:table-cell office:value-type="float" office:value="215">
            <text:p>215</text:p>
          </table:table-cell>
          <table:table-cell table:formula="oooc:=[.$B11]-[.$B10]" office:value-type="float" office:value="14">
            <text:p>14</text:p>
          </table:table-cell>
          <table:table-cell/>
          <table:table-cell table:formula="oooc:=[.$C10]*[.$D10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EXTENDED_VERBS.agc</text:p>
          </table:table-cell>
          <table:table-cell office:value-type="float" office:value="229">
            <text:p>229</text:p>
          </table:table-cell>
          <table:table-cell table:formula="oooc:=[.$B12]-[.$B11]" office:value-type="float" office:value="32">
            <text:p>32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PINBALL_NOUN_TABLES.agc</text:p>
          </table:table-cell>
          <table:table-cell office:value-type="float" office:value="261">
            <text:p>261</text:p>
          </table:table-cell>
          <table:table-cell table:formula="oooc:=[.$B13]-[.$B12]" office:value-type="float" office:value="17">
            <text:p>17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CSM_GEOMETRY.agc</text:p>
          </table:table-cell>
          <table:table-cell office:value-type="float" office:value="278">
            <text:p>278</text:p>
          </table:table-cell>
          <table:table-cell table:formula="oooc:=[.$B14]-[.$B13]" office:value-type="float" office:value="12">
            <text:p>12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IMU_COMPENSATION_PACKAGE.agc</text:p>
          </table:table-cell>
          <table:table-cell office:value-type="float" office:value="290">
            <text:p>290</text:p>
          </table:table-cell>
          <table:table-cell table:formula="oooc:=[.$B15]-[.$B14]" office:value-type="float" office:value="10">
            <text:p>10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PINBALL_GAME_BUTTONS_AND_LIGHTS.agc</text:p>
          </table:table-cell>
          <table:table-cell office:value-type="float" office:value="300">
            <text:p>300</text:p>
          </table:table-cell>
          <table:table-cell table:formula="oooc:=[.$B16]-[.$B15]" office:value-type="float" office:value="81">
            <text:p>81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60_R62.agc</text:p>
          </table:table-cell>
          <table:table-cell office:value-type="float" office:value="381">
            <text:p>381</text:p>
          </table:table-cell>
          <table:table-cell table:formula="oooc:=[.$B17]-[.$B16]" office:value-type="float" office:value="9">
            <text:p>9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ANGLFIND.agc</text:p>
          </table:table-cell>
          <table:table-cell office:value-type="float" office:value="390">
            <text:p>390</text:p>
          </table:table-cell>
          <table:table-cell table:formula="oooc:=[.$B18]-[.$B17]" office:value-type="float" office:value="13">
            <text:p>13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GIMBAL_LOCK_AVOIDANCE.agc</text:p>
          </table:table-cell>
          <table:table-cell office:value-type="float" office:value="403">
            <text:p>403</text:p>
          </table:table-cell>
          <table:table-cell table:formula="oooc:=[.$B19]-[.$B18]" office:value-type="float" office:value="2">
            <text:p>2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KALCMANU_STEERING.agc</text:p>
          </table:table-cell>
          <table:table-cell office:value-type="float" office:value="405">
            <text:p>405</text:p>
          </table:table-cell>
          <table:table-cell table:formula="oooc:=[.$B20]-[.$B19]" office:value-type="float" office:value="6">
            <text:p>6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SYSTEM_TEST_STANDARD_LEAD_INS.agc</text:p>
          </table:table-cell>
          <table:table-cell office:value-type="float" office:value="411">
            <text:p>411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IMU_CALIBRATION_AND_ALIGNMENT.agc</text:p>
          </table:table-cell>
          <table:table-cell office:value-type="float" office:value="414">
            <text:p>414</text:p>
          </table:table-cell>
          <table:table-cell table:formula="oooc:=[.$B22]-[.$B21]" office:value-type="float" office:value="33">
            <text:p>33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ROUND_TRACKING_DETERMINATION_PROGRAM-P21.agc</text:p>
          </table:table-cell>
          <table:table-cell office:value-type="float" office:value="447">
            <text:p>447</text:p>
          </table:table-cell>
          <table:table-cell table:formula="oooc:=[.$B23]-[.$B22]" office:value-type="float" office:value="3">
            <text:p>3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4-35_P74-75.agc</text:p>
          </table:table-cell>
          <table:table-cell office:value-type="float" office:value="450">
            <text:p>450</text:p>
          </table:table-cell>
          <table:table-cell table:formula="oooc:=[.$B24]-[.$B23]" office:value-type="float" office:value="44">
            <text:p>4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1.agc</text:p>
          </table:table-cell>
          <table:table-cell office:value-type="float" office:value="494">
            <text:p>494</text:p>
          </table:table-cell>
          <table:table-cell table:formula="oooc:=[.$B25]-[.$B24]" office:value-type="float" office:value="6">
            <text:p>6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76.agc</text:p>
          </table:table-cell>
          <table:table-cell office:value-type="float" office:value="500">
            <text:p>500</text:p>
          </table:table-cell>
          <table:table-cell table:formula="oooc:=[.$B26]-[.$B25]" office:value-type="float" office:value="3">
            <text:p>3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0.agc</text:p>
          </table:table-cell>
          <table:table-cell office:value-type="float" office:value="503">
            <text:p>503</text:p>
          </table:table-cell>
          <table:table-cell table:formula="oooc:=[.$B27]-[.$B26]" office:value-type="float" office:value="11">
            <text:p>11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BLE_ORBIT_P38-P39.agc</text:p>
          </table:table-cell>
          <table:table-cell office:value-type="float" office:value="514">
            <text:p>514</text:p>
          </table:table-cell>
          <table:table-cell table:formula="oooc:=[.$B28]-[.$B27]" office:value-type="float" office:value="8">
            <text:p>8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11.agc</text:p>
          </table:table-cell>
          <table:table-cell office:value-type="float" office:value="522">
            <text:p>522</text:p>
          </table:table-cell>
          <table:table-cell table:formula="oooc:=[.$B29]-[.$B28]" office:value-type="float" office:value="17">
            <text:p>17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PI_SEARCH.agc</text:p>
          </table:table-cell>
          <table:table-cell office:value-type="float" office:value="539">
            <text:p>539</text:p>
          </table:table-cell>
          <table:table-cell table:formula="oooc:=[.$B30]-[.$B29]" office:value-type="float" office:value="11">
            <text:p>11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20-P25.agc</text:p>
          </table:table-cell>
          <table:table-cell office:value-type="float" office:value="550">
            <text:p>550</text:p>
          </table:table-cell>
          <table:table-cell table:formula="oooc:=[.$B31]-[.$B30]" office:value-type="float" office:value="74">
            <text:p>74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0-P37.agc</text:p>
          </table:table-cell>
          <table:table-cell office:value-type="float" office:value="624">
            <text:p>624</text:p>
          </table:table-cell>
          <table:table-cell table:formula="oooc:=[.$B32]-[.$B31]" office:value-type="float" office:value="13">
            <text:p>13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40-P47.agc</text:p>
          </table:table-cell>
          <table:table-cell office:value-type="float" office:value="637">
            <text:p>637</text:p>
          </table:table-cell>
          <table:table-cell table:formula="oooc:=[.$B33]-[.$B32]" office:value-type="float" office:value="53">
            <text:p>53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51-P53.agc</text:p>
          </table:table-cell>
          <table:table-cell office:value-type="float" office:value="690">
            <text:p>690</text:p>
          </table:table-cell>
          <table:table-cell table:formula="oooc:=[.$B34]-[.$B33]" office:value-type="float" office:value="46">
            <text:p>46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LUNAR_AND_SOLAR_EPHEMERIDES_SUBROUTINES.agc</text:p>
          </table:table-cell>
          <table:table-cell office:value-type="float" office:value="736">
            <text:p>736</text:p>
          </table:table-cell>
          <table:table-cell table:formula="oooc:=[.$B35]-[.$B34]" office:value-type="float" office:value="4">
            <text:p>4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61-P67.agc</text:p>
          </table:table-cell>
          <table:table-cell office:value-type="float" office:value="740">
            <text:p>740</text:p>
          </table:table-cell>
          <table:table-cell table:formula="oooc:=[.$B36]-[.$B35]" office:value-type="float" office:value="30">
            <text:p>30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R207.agc</text:p>
          </table:table-cell>
          <table:table-cell office:value-type="float" office:value="770">
            <text:p>770</text:p>
          </table:table-cell>
          <table:table-cell table:formula="oooc:=[.$B37]-[.$B36]" office:value-type="float" office:value="18">
            <text:p>1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ENTRY_LEXICON.agc</text:p>
          </table:table-cell>
          <table:table-cell office:value-type="float" office:value="788">
            <text:p>788</text:p>
          </table:table-cell>
          <table:table-cell table:formula="oooc:=[.$B38]-[.$B37]" office:value-type="float" office:value="7">
            <text:p>7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REENTRY_CONTROL.agc</text:p>
          </table:table-cell>
          <table:table-cell office:value-type="float" office:value="795">
            <text:p>795</text:p>
          </table:table-cell>
          <table:table-cell table:formula="oooc:=[.$B39]-[.$B38]" office:value-type="float" office:value="38">
            <text:p>38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CM_BODY_ATTITUDE.agc</text:p>
          </table:table-cell>
          <table:table-cell office:value-type="float" office:value="833">
            <text:p>833</text:p>
          </table:table-cell>
          <table:table-cell table:formula="oooc:=[.$B40]-[.$B39]" office:value-type="float" office:value="7">
            <text:p>7</text:p>
          </table:table-cell>
          <table:table-cell/>
          <table:table-cell table:formula="oooc:=[.$C39]*[.$D3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7_P70.agc</text:p>
          </table:table-cell>
          <table:table-cell office:value-type="float" office:value="840">
            <text:p>840</text:p>
          </table:table-cell>
          <table:table-cell table:formula="oooc:=[.$B41]-[.$B40]" office:value-type="float" office:value="44">
            <text:p>44</text:p>
          </table:table-cell>
          <table:table-cell/>
          <table:table-cell table:formula="oooc:=[.$C40]*[.$D40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S-BAND_ANTENNA_FOR_CM.agc</text:p>
          </table:table-cell>
          <table:table-cell office:value-type="float" office:value="884">
            <text:p>884</text:p>
          </table:table-cell>
          <table:table-cell table:formula="oooc:=[.$B42]-[.$B41]" office:value-type="float" office:value="2">
            <text:p>2</text:p>
          </table:table-cell>
          <table:table-cell/>
          <table:table-cell table:formula="oooc:=[.$C41]*[.$D41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LUNAR_LANDMARK_SELECTION_FOR_CM.agc</text:p>
          </table:table-cell>
          <table:table-cell office:value-type="float" office:value="886">
            <text:p>886</text:p>
          </table:table-cell>
          <table:table-cell table:formula="oooc:=[.$B43]-[.$B42]" office:value-type="float" office:value="10">
            <text:p>10</text:p>
          </table:table-cell>
          <table:table-cell/>
          <table:table-cell table:formula="oooc:=[.$C42]*[.$D42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VCINITIALIZE.agc</text:p>
          </table:table-cell>
          <table:table-cell office:value-type="float" office:value="896">
            <text:p>896</text:p>
          </table:table-cell>
          <table:table-cell table:formula="oooc:=[.$B44]-[.$B43]" office:value-type="float" office:value="4">
            <text:p>4</text:p>
          </table:table-cell>
          <table:table-cell/>
          <table:table-cell table:formula="oooc:=[.$C43]*[.$D43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VCEXECUTIVE.agc</text:p>
          </table:table-cell>
          <table:table-cell office:value-type="float" office:value="900">
            <text:p>900</text:p>
          </table:table-cell>
          <table:table-cell table:formula="oooc:=[.$B45]-[.$B44]" office:value-type="float" office:value="8">
            <text:p>8</text:p>
          </table:table-cell>
          <table:table-cell/>
          <table:table-cell table:formula="oooc:=[.$C44]*[.$D4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VCMASSPROP.agc</text:p>
          </table:table-cell>
          <table:table-cell office:value-type="float" office:value="908">
            <text:p>908</text:p>
          </table:table-cell>
          <table:table-cell table:formula="oooc:=[.$B46]-[.$B45]" office:value-type="float" office:value="5">
            <text:p>5</text:p>
          </table:table-cell>
          <table:table-cell/>
          <table:table-cell table:formula="oooc:=[.$C45]*[.$D45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VCRESTARTS.agc</text:p>
          </table:table-cell>
          <table:table-cell office:value-type="float" office:value="913">
            <text:p>913</text:p>
          </table:table-cell>
          <table:table-cell table:formula="oooc:=[.$B47]-[.$B46]" office:value-type="float" office:value="5">
            <text:p>5</text:p>
          </table:table-cell>
          <table:table-cell/>
          <table:table-cell table:formula="oooc:=[.$C46]*[.$D46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VCDAPS.agc</text:p>
          </table:table-cell>
          <table:table-cell office:value-type="float" office:value="918">
            <text:p>918</text:p>
          </table:table-cell>
          <table:table-cell table:formula="oooc:=[.$B48]-[.$B47]" office:value-type="float" office:value="22">
            <text:p>22</text:p>
          </table:table-cell>
          <table:table-cell/>
          <table:table-cell table:formula="oooc:=[.$C47]*[.$D47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VCSTROKETEST.agc</text:p>
          </table:table-cell>
          <table:table-cell office:value-type="float" office:value="940">
            <text:p>940</text:p>
          </table:table-cell>
          <table:table-cell table:formula="oooc:=[.$B49]-[.$B48]" office:value-type="float" office:value="5">
            <text:p>5</text:p>
          </table:table-cell>
          <table:table-cell/>
          <table:table-cell table:formula="oooc:=[.$C48]*[.$D48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VCROLLDAP.agc</text:p>
          </table:table-cell>
          <table:table-cell office:value-type="float" office:value="945">
            <text:p>945</text:p>
          </table:table-cell>
          <table:table-cell table:formula="oooc:=[.$B50]-[.$B49]" office:value-type="float" office:value="13">
            <text:p>13</text:p>
          </table:table-cell>
          <table:table-cell/>
          <table:table-cell table:formula="oooc:=[.$C49]*[.$D4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GEN3FILTERS.agc</text:p>
          </table:table-cell>
          <table:table-cell office:value-type="float" office:value="958">
            <text:p>958</text:p>
          </table:table-cell>
          <table:table-cell table:formula="oooc:=[.$B51]-[.$B50]" office:value-type="float" office:value="9">
            <text:p>9</text:p>
          </table:table-cell>
          <table:table-cell/>
          <table:table-cell table:formula="oooc:=[.$C50]*[.$D50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MYSUBS.agc</text:p>
          </table:table-cell>
          <table:table-cell office:value-type="float" office:value="967">
            <text:p>967</text:p>
          </table:table-cell>
          <table:table-cell table:formula="oooc:=[.$B52]-[.$B51]" office:value-type="float" office:value="3">
            <text:p>3</text:p>
          </table:table-cell>
          <table:table-cell/>
          <table:table-cell table:formula="oooc:=[.$C51]*[.$D51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RCS-CSM_DIGITAL_AUTOPILOT.agc</text:p>
          </table:table-cell>
          <table:table-cell office:value-type="float" office:value="970">
            <text:p>970</text:p>
          </table:table-cell>
          <table:table-cell table:formula="oooc:=[.$B53]-[.$B52]" office:value-type="float" office:value="23">
            <text:p>23</text:p>
          </table:table-cell>
          <table:table-cell/>
          <table:table-cell table:formula="oooc:=[.$C52]*[.$D52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AUTOMATIC_MANEUVERS.agc</text:p>
          </table:table-cell>
          <table:table-cell office:value-type="float" office:value="993">
            <text:p>993</text:p>
          </table:table-cell>
          <table:table-cell table:formula="oooc:=[.$B54]-[.$B53]" office:value-type="float" office:value="12">
            <text:p>12</text:p>
          </table:table-cell>
          <table:table-cell/>
          <table:table-cell table:formula="oooc:=[.$C53]*[.$D53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RCS-CSM_DAP_EXECUTIVE_PROGRAMS.agc</text:p>
          </table:table-cell>
          <table:table-cell office:value-type="float" office:value="1005">
            <text:p>1005</text:p>
          </table:table-cell>
          <table:table-cell table:formula="oooc:=[.$B55]-[.$B54]" office:value-type="float" office:value="2">
            <text:p>2</text:p>
          </table:table-cell>
          <table:table-cell/>
          <table:table-cell table:formula="oooc:=[.$C54]*[.$D5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JET_SELECTION_LOGIC.agc</text:p>
          </table:table-cell>
          <table:table-cell office:value-type="float" office:value="1007">
            <text:p>1007</text:p>
          </table:table-cell>
          <table:table-cell table:formula="oooc:=[.$B56]-[.$B55]" office:value-type="float" office:value="24">
            <text:p>24</text:p>
          </table:table-cell>
          <table:table-cell/>
          <table:table-cell table:formula="oooc:=[.$C55]*[.$D55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CM_ENTRY_DIGITAL_AUTOPILOT.agc</text:p>
          </table:table-cell>
          <table:table-cell office:value-type="float" office:value="1031">
            <text:p>1031</text:p>
          </table:table-cell>
          <table:table-cell table:formula="oooc:=[.$B57]-[.$B56]" office:value-type="float" office:value="29">
            <text:p>29</text:p>
          </table:table-cell>
          <table:table-cell/>
          <table:table-cell table:formula="oooc:=[.$C56]*[.$D56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DOWN-TELEMETRY_PROGRAM.agc</text:p>
          </table:table-cell>
          <table:table-cell office:value-type="float" office:value="1060">
            <text:p>1060</text:p>
          </table:table-cell>
          <table:table-cell table:formula="oooc:=[.$B58]-[.$B57]" office:value-type="float" office:value="10">
            <text:p>10</text:p>
          </table:table-cell>
          <table:table-cell/>
          <table:table-cell table:formula="oooc:=[.$C57]*[.$D57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INTER-BANK_COMMUNICATION.agc</text:p>
          </table:table-cell>
          <table:table-cell office:value-type="float" office:value="1070">
            <text:p>1070</text:p>
          </table:table-cell>
          <table:table-cell table:formula="oooc:=[.$B59]-[.$B58]" office:value-type="float" office:value="4">
            <text:p>4</text:p>
          </table:table-cell>
          <table:table-cell/>
          <table:table-cell table:formula="oooc:=[.$C58]*[.$D58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INTERPRETER.agc</text:p>
          </table:table-cell>
          <table:table-cell office:value-type="float" office:value="1074">
            <text:p>1074</text:p>
          </table:table-cell>
          <table:table-cell table:formula="oooc:=[.$B60]-[.$B59]" office:value-type="float" office:value="93">
            <text:p>93</text:p>
          </table:table-cell>
          <table:table-cell/>
          <table:table-cell table:formula="oooc:=[.$C59]*[.$D59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FIXED_FIXED_CONSTANT_POOL.agc</text:p>
          </table:table-cell>
          <table:table-cell office:value-type="float" office:value="1167">
            <text:p>1167</text:p>
          </table:table-cell>
          <table:table-cell table:formula="oooc:=[.$B61]-[.$B60]" office:value-type="float" office:value="5">
            <text:p>5</text:p>
          </table:table-cell>
          <table:table-cell/>
          <table:table-cell table:formula="oooc:=[.$C60]*[.$D60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INTERPRETIVE_CONSTANTS.agc</text:p>
          </table:table-cell>
          <table:table-cell office:value-type="float" office:value="1172">
            <text:p>1172</text:p>
          </table:table-cell>
          <table:table-cell table:formula="oooc:=[.$B62]-[.$B61]" office:value-type="float" office:value="2">
            <text:p>2</text:p>
          </table:table-cell>
          <table:table-cell/>
          <table:table-cell table:formula="oooc:=[.$C61]*[.$D61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SINGLE_PRECISION_SUBROUTINES.agc</text:p>
          </table:table-cell>
          <table:table-cell office:value-type="float" office:value="1174">
            <text:p>1174</text:p>
          </table:table-cell>
          <table:table-cell table:formula="oooc:=[.$B63]-[.$B62]" office:value-type="float" office:value="1">
            <text:p>1</text:p>
          </table:table-cell>
          <table:table-cell/>
          <table:table-cell table:formula="oooc:=[.$C62]*[.$D62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EXECUTIVE.agc</text:p>
          </table:table-cell>
          <table:table-cell office:value-type="float" office:value="1175">
            <text:p>1175</text:p>
          </table:table-cell>
          <table:table-cell table:formula="oooc:=[.$B64]-[.$B63]" office:value-type="float" office:value="13">
            <text:p>13</text:p>
          </table:table-cell>
          <table:table-cell/>
          <table:table-cell table:formula="oooc:=[.$C63]*[.$D63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WAITLIST.agc</text:p>
          </table:table-cell>
          <table:table-cell office:value-type="float" office:value="1188">
            <text:p>1188</text:p>
          </table:table-cell>
          <table:table-cell table:formula="oooc:=[.$B65]-[.$B64]" office:value-type="float" office:value="15">
            <text:p>15</text:p>
          </table:table-cell>
          <table:table-cell/>
          <table:table-cell table:formula="oooc:=[.$C64]*[.$D6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LATITUDE_LONGITUDE_SUBROUTINES.agc</text:p>
          </table:table-cell>
          <table:table-cell office:value-type="float" office:value="1203">
            <text:p>1203</text:p>
          </table:table-cell>
          <table:table-cell table:formula="oooc:=[.$B66]-[.$B65]" office:value-type="float" office:value="7">
            <text:p>7</text:p>
          </table:table-cell>
          <table:table-cell/>
          <table:table-cell table:formula="oooc:=[.$C65]*[.$D65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PLANETARY_INERTIAL_ORIENTATION.agc</text:p>
          </table:table-cell>
          <table:table-cell office:value-type="float" office:value="1210">
            <text:p>1210</text:p>
          </table:table-cell>
          <table:table-cell table:formula="oooc:=[.$B67]-[.$B66]" office:value-type="float" office:value="9">
            <text:p>9</text:p>
          </table:table-cell>
          <table:table-cell/>
          <table:table-cell table:formula="oooc:=[.$C66]*[.$D66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MEASUREMENT_INCORPORATION.agc</text:p>
          </table:table-cell>
          <table:table-cell office:value-type="float" office:value="1219">
            <text:p>1219</text:p>
          </table:table-cell>
          <table:table-cell table:formula="oooc:=[.$B68]-[.$B67]" office:value-type="float" office:value="9">
            <text:p>9</text:p>
          </table:table-cell>
          <table:table-cell/>
          <table:table-cell table:formula="oooc:=[.$C67]*[.$D67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CONIC_SUBROUTINES.agc</text:p>
          </table:table-cell>
          <table:table-cell office:value-type="float" office:value="1228">
            <text:p>1228</text:p>
          </table:table-cell>
          <table:table-cell table:formula="oooc:=[.$B69]-[.$B68]" office:value-type="float" office:value="47">
            <text:p>47</text:p>
          </table:table-cell>
          <table:table-cell/>
          <table:table-cell table:formula="oooc:=[.$C68]*[.$D68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INTEGRATION_INITIALIZATION.agc</text:p>
          </table:table-cell>
          <table:table-cell office:value-type="float" office:value="1275">
            <text:p>1275</text:p>
          </table:table-cell>
          <table:table-cell table:formula="oooc:=[.$B70]-[.$B69]" office:value-type="float" office:value="23">
            <text:p>23</text:p>
          </table:table-cell>
          <table:table-cell/>
          <table:table-cell table:formula="oooc:=[.$C69]*[.$D69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ORBITAL_INTEGRATION.agc</text:p>
          </table:table-cell>
          <table:table-cell office:value-type="float" office:value="1298">
            <text:p>1298</text:p>
          </table:table-cell>
          <table:table-cell table:formula="oooc:=[.$B71]-[.$B70]" office:value-type="float" office:value="21">
            <text:p>21</text:p>
          </table:table-cell>
          <table:table-cell/>
          <table:table-cell table:formula="oooc:=[.$C70]*[.$D70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INFLIGHT_ALIGNMENT_ROUTINES.agc</text:p>
          </table:table-cell>
          <table:table-cell office:value-type="float" office:value="1319">
            <text:p>1319</text:p>
          </table:table-cell>
          <table:table-cell table:formula="oooc:=[.$B72]-[.$B71]" office:value-type="float" office:value="10">
            <text:p>10</text:p>
          </table:table-cell>
          <table:table-cell/>
          <table:table-cell table:formula="oooc:=[.$C71]*[.$D71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POWERED_FLIGHT_SUBROUTINES.agc</text:p>
          </table:table-cell>
          <table:table-cell office:value-type="float" office:value="1329">
            <text:p>1329</text:p>
          </table:table-cell>
          <table:table-cell table:formula="oooc:=[.$B73]-[.$B72]" office:value-type="float" office:value="8">
            <text:p>8</text:p>
          </table:table-cell>
          <table:table-cell/>
          <table:table-cell table:formula="oooc:=[.$C72]*[.$D72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TIME_OF_FREE_FALL.agc</text:p>
          </table:table-cell>
          <table:table-cell office:value-type="float" office:value="1337">
            <text:p>1337</text:p>
          </table:table-cell>
          <table:table-cell table:formula="oooc:=[.$B74]-[.$B73]" office:value-type="float" office:value="16">
            <text:p>16</text:p>
          </table:table-cell>
          <table:table-cell/>
          <table:table-cell table:formula="oooc:=[.$C73]*[.$D73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STAR_TABLES.agc</text:p>
          </table:table-cell>
          <table:table-cell office:value-type="float" office:value="1353">
            <text:p>1353</text:p>
          </table:table-cell>
          <table:table-cell table:formula="oooc:=[.$B75]-[.$B74]" office:value-type="float" office:value="5">
            <text:p>5</text:p>
          </table:table-cell>
          <table:table-cell/>
          <table:table-cell table:formula="oooc:=[.$C74]*[.$D7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AGC_BLOCK_TWO_SELF-CHECK.agc</text:p>
          </table:table-cell>
          <table:table-cell office:value-type="float" office:value="1358">
            <text:p>1358</text:p>
          </table:table-cell>
          <table:table-cell table:formula="oooc:=[.$B76]-[.$B75]" office:value-type="float" office:value="10">
            <text:p>10</text:p>
          </table:table-cell>
          <table:table-cell/>
          <table:table-cell table:formula="oooc:=[.$C75]*[.$D75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PHASE_TABLE_MAINTENANCE.agc</text:p>
          </table:table-cell>
          <table:table-cell office:value-type="float" office:value="1368">
            <text:p>1368</text:p>
          </table:table-cell>
          <table:table-cell table:formula="oooc:=[.$B77]-[.$B76]" office:value-type="float" office:value="10">
            <text:p>10</text:p>
          </table:table-cell>
          <table:table-cell/>
          <table:table-cell table:formula="oooc:=[.$C76]*[.$D76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RESTARTS_ROUTINE.agc</text:p>
          </table:table-cell>
          <table:table-cell office:value-type="float" office:value="1378">
            <text:p>1378</text:p>
          </table:table-cell>
          <table:table-cell table:formula="oooc:=[.$B78]-[.$B77]" office:value-type="float" office:value="6">
            <text:p>6</text:p>
          </table:table-cell>
          <table:table-cell/>
          <table:table-cell table:formula="oooc:=[.$C77]*[.$D77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IMU_MODE_SWITCHING_ROUTINES.agc</text:p>
          </table:table-cell>
          <table:table-cell office:value-type="float" office:value="1384">
            <text:p>1384</text:p>
          </table:table-cell>
          <table:table-cell table:formula="oooc:=[.$B79]-[.$B78]" office:value-type="float" office:value="29">
            <text:p>29</text:p>
          </table:table-cell>
          <table:table-cell/>
          <table:table-cell table:formula="oooc:=[.$C78]*[.$D78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KEYRUPT_UPRUPT.agc</text:p>
          </table:table-cell>
          <table:table-cell office:value-type="float" office:value="1413">
            <text:p>1413</text:p>
          </table:table-cell>
          <table:table-cell table:formula="oooc:=[.$B80]-[.$B79]" office:value-type="float" office:value="3">
            <text:p>3</text:p>
          </table:table-cell>
          <table:table-cell/>
          <table:table-cell table:formula="oooc:=[.$C79]*[.$D79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DISPLAY_INTERFACE_ROUTINES.agc</text:p>
          </table:table-cell>
          <table:table-cell office:value-type="float" office:value="1416">
            <text:p>1416</text:p>
          </table:table-cell>
          <table:table-cell table:formula="oooc:=[.$B81]-[.$B80]" office:value-type="float" office:value="33">
            <text:p>33</text:p>
          </table:table-cell>
          <table:table-cell/>
          <table:table-cell table:formula="oooc:=[.$C80]*[.$D80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SERVICE_ROUTINES.agc</text:p>
          </table:table-cell>
          <table:table-cell office:value-type="float" office:value="1449">
            <text:p>1449</text:p>
          </table:table-cell>
          <table:table-cell table:formula="oooc:=[.$B82]-[.$B81]" office:value-type="float" office:value="8">
            <text:p>8</text:p>
          </table:table-cell>
          <table:table-cell/>
          <table:table-cell table:formula="oooc:=[.$C81]*[.$D81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ALARM_AND_ABORT.agc</text:p>
          </table:table-cell>
          <table:table-cell office:value-type="float" office:value="1457">
            <text:p>1457</text:p>
          </table:table-cell>
          <table:table-cell table:formula="oooc:=[.$B83]-[.$B82]" office:value-type="float" office:value="4">
            <text:p>4</text:p>
          </table:table-cell>
          <table:table-cell/>
          <table:table-cell table:formula="oooc:=[.$C82]*[.$D82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UPDATE_PROGRAM.agc</text:p>
          </table:table-cell>
          <table:table-cell office:value-type="float" office:value="1461">
            <text:p>1461</text:p>
          </table:table-cell>
          <table:table-cell table:formula="oooc:=[.$B84]-[.$B83]" office:value-type="float" office:value="11">
            <text:p>11</text:p>
          </table:table-cell>
          <table:table-cell/>
          <table:table-cell table:formula="oooc:=[.$C83]*[.$D83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$RTB_OP_CODES.agc</text:p>
          </table:table-cell>
          <table:table-cell office:value-type="float" office:value="1472">
            <text:p>1472</text:p>
          </table:table-cell>
          <table:table-cell table:formula="oooc:=[.$B85]-[.$B84]" office:value-type="float" office:value="8">
            <text:p>8</text:p>
          </table:table-cell>
          <table:table-cell/>
          <table:table-cell table:formula="oooc:=[.$C84]*[.$D8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<text:span text:style-name="T1">Total</text:span>:</text:p>
          </table:table-cell>
          <table:table-cell office:value-type="float" office:value="1480">
            <text:p>1480</text:p>
          </table:table-cell>
          <table:table-cell table:formula="oooc:=SUM([.C2:.C84])" office:value-type="float" office:value="1479">
            <text:p>1479</text:p>
          </table:table-cell>
          <table:table-cell table:formula="oooc:=SUM([.D2:.D84])" office:value-type="float" office:value="0">
            <text:p>0</text:p>
          </table:table-cell>
          <table:table-cell table:formula="oooc:=SUM([.E2:.E84])" office:value-type="float" office:value="0">
            <text:p>0</text:p>
          </table:table-cell>
          <table:table-cell table:number-columns-repeated="251"/>
        </table:table-row>
      </table:table>
      <table:table table:name="Solarium055" table:style-name="ta1" table:print="false">
        <office:forms form:automatic-focus="false" form:apply-design-mode="false"/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11">
            <text:p>11</text:p>
          </table:table-cell>
          <table:table-cell/>
          <table:table-cell table:formula="oooc:=[.$C2]*[.$D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RASABLE_ASSIGNMENTS.agc</text:p>
          </table:table-cell>
          <table:table-cell office:value-type="float" office:value="12">
            <text:p>12</text:p>
          </table:table-cell>
          <table:table-cell table:formula="oooc:=[.$B4]-[.$B3]" office:value-type="float" office:value="23">
            <text:p>23</text:p>
          </table:table-cell>
          <table:table-cell/>
          <table:table-cell table:formula="oooc:=[.$C3]*[.$D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RUPT_TRANSFER_ROUTINES.agc</text:p>
          </table:table-cell>
          <table:table-cell office:value-type="float" office:value="35">
            <text:p>35</text:p>
          </table:table-cell>
          <table:table-cell table:formula="oooc:=[.$B5]-[.$B4]" office:value-type="float" office:value="2">
            <text:p>2</text:p>
          </table:table-cell>
          <table:table-cell/>
          <table:table-cell table:formula="oooc:=[.$C4]*[.$D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IXED-FIXED_INTERPRETER_SECTION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33">
            <text:p>33</text:p>
          </table:table-cell>
          <table:table-cell/>
          <table:table-cell table:formula="oooc:=[.$C5]*[.$D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BANK_03_INTERPRETER_SECTION.agc</text:p>
          </table:table-cell>
          <table:table-cell office:value-type="float" office:value="70">
            <text:p>70</text:p>
          </table:table-cell>
          <table:table-cell table:formula="oooc:=[.$B7]-[.$B6]" office:value-type="float" office:value="28">
            <text:p>28</text:p>
          </table:table-cell>
          <table:table-cell/>
          <table:table-cell table:formula="oooc:=[.$C6]*[.$D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ECUTIVE.agc</text:p>
          </table:table-cell>
          <table:table-cell office:value-type="float" office:value="98">
            <text:p>98</text:p>
          </table:table-cell>
          <table:table-cell table:formula="oooc:=[.$B8]-[.$B7]" office:value-type="float" office:value="13">
            <text:p>13</text:p>
          </table:table-cell>
          <table:table-cell/>
          <table:table-cell table:formula="oooc:=[.$C7]*[.$D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WAITLIST.agc</text:p>
          </table:table-cell>
          <table:table-cell office:value-type="float" office:value="111">
            <text:p>111</text:p>
          </table:table-cell>
          <table:table-cell table:formula="oooc:=[.$B9]-[.$B8]" office:value-type="float" office:value="9">
            <text:p>9</text:p>
          </table:table-cell>
          <table:table-cell/>
          <table:table-cell table:formula="oooc:=[.$C8]*[.$D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START_CONTROL.agc</text:p>
          </table:table-cell>
          <table:table-cell office:value-type="float" office:value="120">
            <text:p>120</text:p>
          </table:table-cell>
          <table:table-cell table:formula="oooc:=[.$B10]-[.$B9]" office:value-type="float" office:value="5">
            <text:p>5</text:p>
          </table:table-cell>
          <table:table-cell/>
          <table:table-cell table:formula="oooc:=[.$C9]*[.$D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RESTART_TABLES_AND_ROUTINES.agc</text:p>
          </table:table-cell>
          <table:table-cell office:value-type="float" office:value="125">
            <text:p>125</text:p>
          </table:table-cell>
          <table:table-cell table:formula="oooc:=[.$B11]-[.$B10]" office:value-type="float" office:value="15">
            <text:p>15</text:p>
          </table:table-cell>
          <table:table-cell/>
          <table:table-cell table:formula="oooc:=[.$C10]*[.$D1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RESH_START_AND_RESTART.agc</text:p>
          </table:table-cell>
          <table:table-cell office:value-type="float" office:value="140">
            <text:p>140</text:p>
          </table:table-cell>
          <table:table-cell table:formula="oooc:=[.$B12]-[.$B11]" office:value-type="float" office:value="11">
            <text:p>11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OWN-TELEMETRY_PROGRAM.agc</text:p>
          </table:table-cell>
          <table:table-cell office:value-type="float" office:value="151">
            <text:p>151</text:p>
          </table:table-cell>
          <table:table-cell table:formula="oooc:=[.$B13]-[.$B12]" office:value-type="float" office:value="8">
            <text:p>8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4RUPT_OUTPUT_CONTROL_PROGRAMS.agc</text:p>
          </table:table-cell>
          <table:table-cell office:value-type="float" office:value="159">
            <text:p>159</text:p>
          </table:table-cell>
          <table:table-cell table:formula="oooc:=[.$B14]-[.$B13]" office:value-type="float" office:value="31">
            <text:p>31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MODE_SWITCHING_AND_MARK_ROUTINES.agc</text:p>
          </table:table-cell>
          <table:table-cell office:value-type="float" office:value="190">
            <text:p>190</text:p>
          </table:table-cell>
          <table:table-cell table:formula="oooc:=[.$B15]-[.$B14]" office:value-type="float" office:value="24">
            <text:p>24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COMPENSATION_PACKAGE.agc</text:p>
          </table:table-cell>
          <table:table-cell office:value-type="float" office:value="214">
            <text:p>214</text:p>
          </table:table-cell>
          <table:table-cell table:formula="oooc:=[.$B16]-[.$B15]" office:value-type="float" office:value="10">
            <text:p>10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RIG_PULSE-TORQUING_ROUTINES.agc</text:p>
          </table:table-cell>
          <table:table-cell office:value-type="float" office:value="224">
            <text:p>224</text:p>
          </table:table-cell>
          <table:table-cell table:formula="oooc:=[.$B17]-[.$B16]" office:value-type="float" office:value="11">
            <text:p>11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TENDED_VERBS_FOR_MODING.agc</text:p>
          </table:table-cell>
          <table:table-cell office:value-type="float" office:value="235">
            <text:p>235</text:p>
          </table:table-cell>
          <table:table-cell table:formula="oooc:=[.$B18]-[.$B17]" office:value-type="float" office:value="30">
            <text:p>30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GC_SELF_CHECK.agc</text:p>
          </table:table-cell>
          <table:table-cell office:value-type="float" office:value="265">
            <text:p>265</text:p>
          </table:table-cell>
          <table:table-cell table:formula="oooc:=[.$B19]-[.$B18]" office:value-type="float" office:value="26">
            <text:p>26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-BANK_COMMUNICATION.agc</text:p>
          </table:table-cell>
          <table:table-cell office:value-type="float" office:value="291">
            <text:p>291</text:p>
          </table:table-cell>
          <table:table-cell table:formula="oooc:=[.$B20]-[.$B19]" office:value-type="float" office:value="2">
            <text:p>2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LARM_AND_DISPLAY_PROCEDURES.agc</text:p>
          </table:table-cell>
          <table:table-cell office:value-type="float" office:value="293">
            <text:p>293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PROGRAM.agc</text:p>
          </table:table-cell>
          <table:table-cell office:value-type="float" office:value="296">
            <text:p>296</text:p>
          </table:table-cell>
          <table:table-cell table:formula="oooc:=[.$B22]-[.$B21]" office:value-type="float" office:value="30">
            <text:p>30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FOR_501.agc</text:p>
          </table:table-cell>
          <table:table-cell office:value-type="float" office:value="326">
            <text:p>326</text:p>
          </table:table-cell>
          <table:table-cell table:formula="oooc:=[.$B23]-[.$B22]" office:value-type="float" office:value="6">
            <text:p>6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RELAUNCH_ALIGNMENT_PROGRAM.agc</text:p>
          </table:table-cell>
          <table:table-cell office:value-type="float" office:value="332">
            <text:p>332</text:p>
          </table:table-cell>
          <table:table-cell table:formula="oooc:=[.$B24]-[.$B23]" office:value-type="float" office:value="34">
            <text:p>3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PROGRAM.agc</text:p>
          </table:table-cell>
          <table:table-cell office:value-type="float" office:value="366">
            <text:p>366</text:p>
          </table:table-cell>
          <table:table-cell table:formula="oooc:=[.$B25]-[.$B24]" office:value-type="float" office:value="8">
            <text:p>8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TB_OP_CODES.agc</text:p>
          </table:table-cell>
          <table:table-cell office:value-type="float" office:value="374">
            <text:p>374</text:p>
          </table:table-cell>
          <table:table-cell table:formula="oooc:=[.$B26]-[.$B25]" office:value-type="float" office:value="18">
            <text:p>18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1.agc</text:p>
          </table:table-cell>
          <table:table-cell office:value-type="float" office:value="392">
            <text:p>392</text:p>
          </table:table-cell>
          <table:table-cell table:formula="oooc:=[.$B27]-[.$B26]" office:value-type="float" office:value="34">
            <text:p>34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2.agc</text:p>
          </table:table-cell>
          <table:table-cell office:value-type="float" office:value="426">
            <text:p>426</text:p>
          </table:table-cell>
          <table:table-cell table:formula="oooc:=[.$B28]-[.$B27]" office:value-type="float" office:value="35">
            <text:p>35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SUBROUTINES.agc</text:p>
          </table:table-cell>
          <table:table-cell office:value-type="float" office:value="461">
            <text:p>461</text:p>
          </table:table-cell>
          <table:table-cell table:formula="oooc:=[.$B29]-[.$B28]" office:value-type="float" office:value="16">
            <text:p>16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KEYRUPT_UPRUPT_FRESH_START.agc</text:p>
          </table:table-cell>
          <table:table-cell office:value-type="float" office:value="477">
            <text:p>477</text:p>
          </table:table-cell>
          <table:table-cell table:formula="oooc:=[.$B30]-[.$B29]" office:value-type="float" office:value="4">
            <text:p>4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INBALL_GAME_BUTTONS_AND_LIGHTS.agc</text:p>
          </table:table-cell>
          <table:table-cell office:value-type="float" office:value="481">
            <text:p>481</text:p>
          </table:table-cell>
          <table:table-cell table:formula="oooc:=[.$B31]-[.$B30]" office:value-type="float" office:value="72">
            <text:p>72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MISSION_CONTROL_PROGRAM.agc</text:p>
          </table:table-cell>
          <table:table-cell office:value-type="float" office:value="553">
            <text:p>553</text:p>
          </table:table-cell>
          <table:table-cell table:formula="oooc:=[.$B32]-[.$B31]" office:value-type="float" office:value="75">
            <text:p>75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OWERED_FLIGHT_SUBROUTINES.agc</text:p>
          </table:table-cell>
          <table:table-cell office:value-type="float" office:value="628">
            <text:p>628</text:p>
          </table:table-cell>
          <table:table-cell table:formula="oooc:=[.$B33]-[.$B32]" office:value-type="float" office:value="54">
            <text:p>54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IME_OF_FREE_FALL_CALCULATIONS.agc</text:p>
          </table:table-cell>
          <table:table-cell office:value-type="float" office:value="682">
            <text:p>682</text:p>
          </table:table-cell>
          <table:table-cell table:formula="oooc:=[.$B34]-[.$B33]" office:value-type="float" office:value="15">
            <text:p>15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UMMY_501_INITIALISATION.agc</text:p>
          </table:table-cell>
          <table:table-cell office:value-type="float" office:value="697">
            <text:p>697</text:p>
          </table:table-cell>
          <table:table-cell table:formula="oooc:=[.$B35]-[.$B34]" office:value-type="float" office:value="1">
            <text:p>1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-ENTRY_CONTROL.agc</text:p>
          </table:table-cell>
          <table:table-cell office:value-type="float" office:value="698">
            <text:p>698</text:p>
          </table:table-cell>
          <table:table-cell table:formula="oooc:=[.$B36]-[.$B35]" office:value-type="float" office:value="48">
            <text:p>48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VERAGE_G_INTEGRATOR.agc</text:p>
          </table:table-cell>
          <table:table-cell office:value-type="float" office:value="746">
            <text:p>746</text:p>
          </table:table-cell>
          <table:table-cell table:formula="oooc:=[.$B37]-[.$B36]" office:value-type="float" office:value="8">
            <text:p>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VERIFICATION_ASSISTANCE_PROGRAMS.agc</text:p>
          </table:table-cell>
          <table:table-cell office:value-type="float" office:value="754">
            <text:p>754</text:p>
          </table:table-cell>
          <table:table-cell table:formula="oooc:=[.$B38]-[.$B37]" office:value-type="float" office:value="5">
            <text:p>5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SUM-CHECK_END_OF_RECORD_MARKS.agc</text:p>
          </table:table-cell>
          <table:table-cell office:value-type="float" office:value="759">
            <text:p>759</text:p>
          </table:table-cell>
          <table:table-cell table:formula="oooc:=[.$B39]-[.$B38]" office:value-type="float" office:value="3">
            <text:p>3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:</text:p>
          </table:table-cell>
          <table:table-cell office:value-type="float" office:value="762">
            <text:p>762</text:p>
          </table:table-cell>
          <table:table-cell table:formula="oooc:=SUM([.C2:.C38])" office:value-type="float" office:value="761">
            <text:p>761</text:p>
          </table:table-cell>
          <table:table-cell table:formula="oooc:=SUM([.D2:.D38])" office:value-type="float" office:value="0">
            <text:p>0</text:p>
          </table:table-cell>
          <table:table-cell table:formula="oooc:=SUM([.E2:.E38])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Luxi Sans" style:language-asian="zxx" style:country-asian="none" style:font-name-complex="Luxi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9/03/2009</text:date>, <text:time>20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on Burkey</meta:initial-creator>
    <meta:creation-date>2009-05-11T10:22:16</meta:creation-date>
    <dc:creator>Ron Burkey</dc:creator>
    <dc:date>2009-09-03T20:42:42</dc:date>
    <meta:printed-by>Ron Burkey</meta:printed-by>
    <meta:print-date>2009-05-14T15:42:47</meta:print-date>
    <meta:editing-cycles>89</meta:editing-cycles>
    <meta:editing-duration>P1DT17H58M4S</meta:editing-duration>
    <meta:user-defined meta:name="Info 1"/>
    <meta:user-defined meta:name="Info 2"/>
    <meta:user-defined meta:name="Info 3"/>
    <meta:user-defined meta:name="Info 4"/>
    <meta:document-statistic meta:table-count="5" meta:cell-count="2256"/>
  </office:meta>
</office:document-meta>
</file>